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5in" svg:height="3.5453in" svg:x="9.7618in" svg:y="1.2445in">
            <draw:object draw:notify-on-update-of-ranges="Sheet1.E10:Sheet1.E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39521" calcext:value-type="float">
            <text:p>503952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4943" calcext:value-type="float">
            <text:p>502494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97959" calcext:value-type="float">
            <text:p>499795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87107" calcext:value-type="float">
            <text:p>498710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90109" calcext:value-type="float">
            <text:p>4990109</text:p>
          </table:table-cell>
          <table:table-cell office:value-type="string" calcext:value-type="string">
            <text:p>us</text:p>
          </table:table-cell>
          <table:table-cell table:formula="of:=AVERAGE([.C2:.C10])" office:value-type="float" office:value="5007927.8" calcext:value-type="float">
            <text:p>5007927.8</text:p>
          </table:table-cell>
          <table:table-cell table:formula="of:=STDEVP([.C2:.C10])" office:value-type="float" office:value="20678.6829213081" calcext:value-type="float">
            <text:p>20678.6829213081</text:p>
          </table:table-cell>
          <table:table-cell table:formula="of:=[.F10]/[.E10]" office:value-type="float" office:value="0.00412918950654762" calcext:value-type="float">
            <text:p>0.0041291895</text:p>
          </table:table-cell>
          <table:table-cell/>
          <table:table-cell office:value-type="float" office:value="5007927.8" calcext:value-type="float">
            <text:p>5007927.8</text:p>
          </table:table-cell>
          <table:table-cell office:value-type="float" office:value="20678.6829213081" calcext:value-type="float">
            <text:p>20678.6829213081</text:p>
          </table:table-cell>
          <table:table-cell office:value-type="float" office:value="0.00412918950654762" calcext:value-type="float">
            <text:p>0.00412918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52659" calcext:value-type="float">
            <text:p>485265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81669" calcext:value-type="float">
            <text:p>278166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80310" calcext:value-type="float">
            <text:p>278031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77051" calcext:value-type="float">
            <text:p>277705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45442" calcext:value-type="float">
            <text:p>4845442</text:p>
          </table:table-cell>
          <table:table-cell office:value-type="string" calcext:value-type="string">
            <text:p>us</text:p>
          </table:table-cell>
          <table:table-cell table:formula="of:=AVERAGE([.C12:.C20])" office:value-type="float" office:value="3607426.2" calcext:value-type="float">
            <text:p>3607426.2</text:p>
          </table:table-cell>
          <table:table-cell table:formula="of:=STDEVP([.C12:.C20])" office:value-type="float" office:value="1013785.67573968" calcext:value-type="float">
            <text:p>1013785.67573968</text:p>
          </table:table-cell>
          <table:table-cell table:formula="of:=[.F20]/[.E20]" office:value-type="float" office:value="0.281027419421548" calcext:value-type="float">
            <text:p>0.2810274194</text:p>
          </table:table-cell>
          <table:table-cell/>
          <table:table-cell office:value-type="float" office:value="3607426.2" calcext:value-type="float">
            <text:p>3607426.2</text:p>
          </table:table-cell>
          <table:table-cell office:value-type="float" office:value="1013785.67573968" calcext:value-type="float">
            <text:p>1013785.67573968</text:p>
          </table:table-cell>
          <table:table-cell office:value-type="float" office:value="0.281027419421548" calcext:value-type="float">
            <text:p>0.28102741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73298" calcext:value-type="float">
            <text:p>197329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37999" calcext:value-type="float">
            <text:p>193799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78688" calcext:value-type="float">
            <text:p>167868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6684" calcext:value-type="float">
            <text:p>168668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9"/>
          <table:table-cell office:value-type="string" calcext:value-type="string">
            <text:p>bigdata v'er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1808" calcext:value-type="float">
            <text:p>1681808</text:p>
          </table:table-cell>
          <table:table-cell office:value-type="string" calcext:value-type="string">
            <text:p>us</text:p>
          </table:table-cell>
          <table:table-cell table:formula="of:=AVERAGE([.C22:.C30])" office:value-type="float" office:value="1791695.4" calcext:value-type="float">
            <text:p>1791695.4</text:p>
          </table:table-cell>
          <table:table-cell table:formula="of:=STDEVP([.C22:.C30])" office:value-type="float" office:value="134355.911640091" calcext:value-type="float">
            <text:p>134355.911640091</text:p>
          </table:table-cell>
          <table:table-cell table:formula="of:=[.F30]/[.E30]" office:value-type="float" office:value="0.0749881434311274" calcext:value-type="float">
            <text:p>0.0749881434</text:p>
          </table:table-cell>
          <table:table-cell/>
          <table:table-cell office:value-type="float" office:value="1791695.4" calcext:value-type="float">
            <text:p>1791695.4</text:p>
          </table:table-cell>
          <table:table-cell office:value-type="float" office:value="134355.911640091" calcext:value-type="float">
            <text:p>134355.911640091</text:p>
          </table:table-cell>
          <table:table-cell office:value-type="float" office:value="0.0749881434311274" calcext:value-type="float">
            <text:p>0.0749881434</text:p>
          </table:table-cell>
          <table:table-cell/>
          <table:table-cell office:value-type="string" calcext:value-type="string">
            <text:p>pinn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3788" calcext:value-type="float">
            <text:p>162378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6007" calcext:value-type="float">
            <text:p>161600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2211" calcext:value-type="float">
            <text:p>16122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544" calcext:value-type="float">
            <text:p>160854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5372" calcext:value-type="float">
            <text:p>1615372</text:p>
          </table:table-cell>
          <table:table-cell office:value-type="string" calcext:value-type="string">
            <text:p>us</text:p>
          </table:table-cell>
          <table:table-cell table:formula="of:=AVERAGE([.C32:.C40])" office:value-type="float" office:value="1615184.4" calcext:value-type="float">
            <text:p>1615184.4</text:p>
          </table:table-cell>
          <table:table-cell table:formula="of:=STDEVP([.C32:.C40])" office:value-type="float" office:value="5053.11423183763" calcext:value-type="float">
            <text:p>5053.1142318376</text:p>
          </table:table-cell>
          <table:table-cell table:formula="of:=[.F40]/[.E40]" office:value-type="float" office:value="0.0031285060899781" calcext:value-type="float">
            <text:p>0.0031285061</text:p>
          </table:table-cell>
          <table:table-cell/>
          <table:table-cell office:value-type="float" office:value="1615184.4" calcext:value-type="float">
            <text:p>1615184.4</text:p>
          </table:table-cell>
          <table:table-cell office:value-type="float" office:value="5053.11423183763" calcext:value-type="float">
            <text:p>5053.1142318376</text:p>
          </table:table-cell>
          <table:table-cell office:value-type="float" office:value="0.0031285060899781" calcext:value-type="float">
            <text:p>0.003128506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4595" calcext:value-type="float">
            <text:p>160459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5931" calcext:value-type="float">
            <text:p>160593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467" calcext:value-type="float">
            <text:p>160846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470" calcext:value-type="float">
            <text:p>160847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7010" calcext:value-type="float">
            <text:p>1607010</text:p>
          </table:table-cell>
          <table:table-cell office:value-type="string" calcext:value-type="string">
            <text:p>us</text:p>
          </table:table-cell>
          <table:table-cell table:formula="of:=AVERAGE([.C42:.C50])" office:value-type="float" office:value="1606894.6" calcext:value-type="float">
            <text:p>1606894.6</text:p>
          </table:table-cell>
          <table:table-cell table:formula="of:=STDEVP([.C42:.C50])" office:value-type="float" office:value="1495.61553883343" calcext:value-type="float">
            <text:p>1495.6155388334</text:p>
          </table:table-cell>
          <table:table-cell table:formula="of:=[.F50]/[.E50]" office:value-type="float" office:value="0.000930748997994906" calcext:value-type="float">
            <text:p>0.000930749</text:p>
          </table:table-cell>
          <table:table-cell/>
          <table:table-cell office:value-type="float" office:value="1606894.6" calcext:value-type="float">
            <text:p>1606894.6</text:p>
          </table:table-cell>
          <table:table-cell office:value-type="float" office:value="1495.61553883343" calcext:value-type="float">
            <text:p>1495.6155388334</text:p>
          </table:table-cell>
          <table:table-cell office:value-type="float" office:value="0.000930748997994906" calcext:value-type="float">
            <text:p>0.00093074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34180" calcext:value-type="float">
            <text:p>163418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7260" calcext:value-type="float">
            <text:p>162726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39082" calcext:value-type="float">
            <text:p>163908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30877" calcext:value-type="float">
            <text:p>163087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6202" calcext:value-type="float">
            <text:p>1626202</text:p>
          </table:table-cell>
          <table:table-cell office:value-type="string" calcext:value-type="string">
            <text:p>us</text:p>
          </table:table-cell>
          <table:table-cell table:formula="of:=AVERAGE([.C52:.C60])" office:value-type="float" office:value="1631520.2" calcext:value-type="float">
            <text:p>1631520.2</text:p>
          </table:table-cell>
          <table:table-cell table:formula="of:=STDEVP([.C52:.C60])" office:value-type="float" office:value="4713.8437988546" calcext:value-type="float">
            <text:p>4713.8437988546</text:p>
          </table:table-cell>
          <table:table-cell table:formula="of:=[.F60]/[.E60]" office:value-type="float" office:value="0.00288923410133359" calcext:value-type="float">
            <text:p>0.0028892341</text:p>
          </table:table-cell>
          <table:table-cell/>
          <table:table-cell office:value-type="float" office:value="1631520.2" calcext:value-type="float">
            <text:p>1631520.2</text:p>
          </table:table-cell>
          <table:table-cell office:value-type="float" office:value="4713.8437988546" calcext:value-type="float">
            <text:p>4713.8437988546</text:p>
          </table:table-cell>
          <table:table-cell office:value-type="float" office:value="0.00288923410133359" calcext:value-type="float">
            <text:p>0.002889234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9225" calcext:value-type="float">
            <text:p>165922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9709" calcext:value-type="float">
            <text:p>166970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1280" calcext:value-type="float">
            <text:p>165128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8688" calcext:value-type="float">
            <text:p>165868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0944" calcext:value-type="float">
            <text:p>1660944</text:p>
          </table:table-cell>
          <table:table-cell office:value-type="string" calcext:value-type="string">
            <text:p>us</text:p>
          </table:table-cell>
          <table:table-cell table:formula="of:=AVERAGE([.C62:.C70])" office:value-type="float" office:value="1659969.2" calcext:value-type="float">
            <text:p>1659969.2</text:p>
          </table:table-cell>
          <table:table-cell table:formula="of:=STDEVP([.C62:.C70])" office:value-type="float" office:value="5890.86483973279" calcext:value-type="float">
            <text:p>5890.8648397328</text:p>
          </table:table-cell>
          <table:table-cell table:formula="of:=[.F70]/[.E70]" office:value-type="float" office:value="0.00354877960370155" calcext:value-type="float">
            <text:p>0.0035487796</text:p>
          </table:table-cell>
          <table:table-cell/>
          <table:table-cell office:value-type="float" office:value="1659969.2" calcext:value-type="float">
            <text:p>1659969.2</text:p>
          </table:table-cell>
          <table:table-cell office:value-type="float" office:value="5890.86483973279" calcext:value-type="float">
            <text:p>5890.8648397328</text:p>
          </table:table-cell>
          <table:table-cell office:value-type="float" office:value="0.00354877960370155" calcext:value-type="float">
            <text:p>0.003548779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5763" calcext:value-type="float">
            <text:p>168576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4206" calcext:value-type="float">
            <text:p>168420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3380" calcext:value-type="float">
            <text:p>168338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3159" calcext:value-type="float">
            <text:p>168315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5850" calcext:value-type="float">
            <text:p>1685850</text:p>
          </table:table-cell>
          <table:table-cell office:value-type="string" calcext:value-type="string">
            <text:p>us</text:p>
          </table:table-cell>
          <table:table-cell table:formula="of:=AVERAGE([.C72:.C80])" office:value-type="float" office:value="1684471.6" calcext:value-type="float">
            <text:p>1684471.6</text:p>
          </table:table-cell>
          <table:table-cell table:formula="of:=STDEVP([.C72:.C80])" office:value-type="float" office:value="1144.79283715439" calcext:value-type="float">
            <text:p>1144.7928371544</text:p>
          </table:table-cell>
          <table:table-cell table:formula="of:=[.F80]/[.E80]" office:value-type="float" office:value="0.000679615398178509" calcext:value-type="float">
            <text:p>0.0006796154</text:p>
          </table:table-cell>
          <table:table-cell/>
          <table:table-cell office:value-type="float" office:value="1684471.6" calcext:value-type="float">
            <text:p>1684471.6</text:p>
          </table:table-cell>
          <table:table-cell office:value-type="float" office:value="1144.79283715439" calcext:value-type="float">
            <text:p>1144.7928371544</text:p>
          </table:table-cell>
          <table:table-cell office:value-type="float" office:value="0.000679615398178509" calcext:value-type="float">
            <text:p>0.00067961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02268" calcext:value-type="float">
            <text:p>540226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0057" calcext:value-type="float">
            <text:p>536005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68767" calcext:value-type="float">
            <text:p>516876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93849" calcext:value-type="float">
            <text:p>519384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74860" calcext:value-type="float">
            <text:p>5174860</text:p>
          </table:table-cell>
          <table:table-cell office:value-type="string" calcext:value-type="string">
            <text:p>us</text:p>
          </table:table-cell>
          <table:table-cell table:formula="of:=AVERAGE([.C82:.C90])" office:value-type="float" office:value="5259960.2" calcext:value-type="float">
            <text:p>5259960.2</text:p>
          </table:table-cell>
          <table:table-cell table:formula="of:=STDEVP([.C82:.C90])" office:value-type="float" office:value="100199.614612832" calcext:value-type="float">
            <text:p>100199.614612832</text:p>
          </table:table-cell>
          <table:table-cell table:formula="of:=[.F90]/[.E90]" office:value-type="float" office:value="0.0190495005290785" calcext:value-type="float">
            <text:p>0.0190495005</text:p>
          </table:table-cell>
          <table:table-cell/>
          <table:table-cell office:value-type="float" office:value="5259960.2" calcext:value-type="float">
            <text:p>5259960.2</text:p>
          </table:table-cell>
          <table:table-cell office:value-type="float" office:value="100199.614612832" calcext:value-type="float">
            <text:p>100199.614612832</text:p>
          </table:table-cell>
          <table:table-cell office:value-type="float" office:value="0.0190495005290785" calcext:value-type="float">
            <text:p>0.01904950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3370" calcext:value-type="float">
            <text:p>285337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0864" calcext:value-type="float">
            <text:p>284086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39449" calcext:value-type="float">
            <text:p>283944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25711" calcext:value-type="float">
            <text:p>28257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4492" calcext:value-type="float">
            <text:p>2844492</text:p>
          </table:table-cell>
          <table:table-cell office:value-type="string" calcext:value-type="string">
            <text:p>us</text:p>
          </table:table-cell>
          <table:table-cell table:formula="of:=AVERAGE([.C92:.C100])" office:value-type="float" office:value="2840777.2" calcext:value-type="float">
            <text:p>2840777.2</text:p>
          </table:table-cell>
          <table:table-cell table:formula="of:=STDEVP([.C92:.C100])" office:value-type="float" office:value="8957.01270290492" calcext:value-type="float">
            <text:p>8957.0127029049</text:p>
          </table:table-cell>
          <table:table-cell table:formula="of:=[.F100]/[.E100]" office:value-type="float" office:value="0.00315301485202884" calcext:value-type="float">
            <text:p>0.0031530149</text:p>
          </table:table-cell>
          <table:table-cell/>
          <table:table-cell office:value-type="float" office:value="2840777.2" calcext:value-type="float">
            <text:p>2840777.2</text:p>
          </table:table-cell>
          <table:table-cell office:value-type="float" office:value="8957.01270290492" calcext:value-type="float">
            <text:p>8957.0127029049</text:p>
          </table:table-cell>
          <table:table-cell office:value-type="float" office:value="0.00315301485202884" calcext:value-type="float">
            <text:p>0.00315301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4687" calcext:value-type="float">
            <text:p>164468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8459" calcext:value-type="float">
            <text:p>164845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0546" calcext:value-type="float">
            <text:p>166054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7922" calcext:value-type="float">
            <text:p>164792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69911" calcext:value-type="float">
            <text:p>1969911</text:p>
          </table:table-cell>
          <table:table-cell office:value-type="string" calcext:value-type="string">
            <text:p>us</text:p>
          </table:table-cell>
          <table:table-cell table:formula="of:=AVERAGE([.C102:.C110])" office:value-type="float" office:value="1714305" calcext:value-type="float">
            <text:p>1714305</text:p>
          </table:table-cell>
          <table:table-cell table:formula="of:=STDEVP([.C102:.C110])" office:value-type="float" office:value="127916.786737316" calcext:value-type="float">
            <text:p>127916.786737316</text:p>
          </table:table-cell>
          <table:table-cell table:formula="of:=[.F110]/[.E110]" office:value-type="float" office:value="0.0746172861522985" calcext:value-type="float">
            <text:p>0.0746172862</text:p>
          </table:table-cell>
          <table:table-cell/>
          <table:table-cell office:value-type="float" office:value="1714305" calcext:value-type="float">
            <text:p>1714305</text:p>
          </table:table-cell>
          <table:table-cell office:value-type="float" office:value="127916.786737316" calcext:value-type="float">
            <text:p>127916.786737316</text:p>
          </table:table-cell>
          <table:table-cell office:value-type="float" office:value="0.0746172861522985" calcext:value-type="float">
            <text:p>0.074617286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0481" calcext:value-type="float">
            <text:p>159048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2786" calcext:value-type="float">
            <text:p>158278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202" calcext:value-type="float">
            <text:p>158720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0071" calcext:value-type="float">
            <text:p>159007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6949" calcext:value-type="float">
            <text:p>1586949</text:p>
          </table:table-cell>
          <table:table-cell office:value-type="string" calcext:value-type="string">
            <text:p>us</text:p>
          </table:table-cell>
          <table:table-cell table:formula="of:=AVERAGE([.C112:.C120])" office:value-type="float" office:value="1587497.8" calcext:value-type="float">
            <text:p>1587497.8</text:p>
          </table:table-cell>
          <table:table-cell table:formula="of:=STDEVP([.C112:.C120])" office:value-type="float" office:value="2760.8179512601" calcext:value-type="float">
            <text:p>2760.8179512601</text:p>
          </table:table-cell>
          <table:table-cell table:formula="of:=[.F120]/[.E120]" office:value-type="float" office:value="0.0017391003321454" calcext:value-type="float">
            <text:p>0.0017391003</text:p>
          </table:table-cell>
          <table:table-cell/>
          <table:table-cell office:value-type="float" office:value="1587497.8" calcext:value-type="float">
            <text:p>1587497.8</text:p>
          </table:table-cell>
          <table:table-cell office:value-type="float" office:value="2760.8179512601" calcext:value-type="float">
            <text:p>2760.8179512601</text:p>
          </table:table-cell>
          <table:table-cell office:value-type="float" office:value="0.0017391003321454" calcext:value-type="float">
            <text:p>0.001739100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3286" calcext:value-type="float">
            <text:p>159328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734" calcext:value-type="float">
            <text:p>158773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1628" calcext:value-type="float">
            <text:p>159162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2476" calcext:value-type="float">
            <text:p>159247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3899" calcext:value-type="float">
            <text:p>1583899</text:p>
          </table:table-cell>
          <table:table-cell office:value-type="string" calcext:value-type="string">
            <text:p>us</text:p>
          </table:table-cell>
          <table:table-cell table:formula="of:=AVERAGE([.C122:.C130])" office:value-type="float" office:value="1589804.6" calcext:value-type="float">
            <text:p>1589804.6</text:p>
          </table:table-cell>
          <table:table-cell table:formula="of:=STDEVP([.C122:.C130])" office:value-type="float" office:value="3514.10891123198" calcext:value-type="float">
            <text:p>3514.108911232</text:p>
          </table:table-cell>
          <table:table-cell table:formula="of:=[.F130]/[.E130]" office:value-type="float" office:value="0.00221040303395271" calcext:value-type="float">
            <text:p>0.002210403</text:p>
          </table:table-cell>
          <table:table-cell/>
          <table:table-cell office:value-type="float" office:value="1589804.6" calcext:value-type="float">
            <text:p>1589804.6</text:p>
          </table:table-cell>
          <table:table-cell office:value-type="float" office:value="3514.10891123198" calcext:value-type="float">
            <text:p>3514.108911232</text:p>
          </table:table-cell>
          <table:table-cell office:value-type="float" office:value="0.00221040303395271" calcext:value-type="float">
            <text:p>0.00221040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1472" calcext:value-type="float">
            <text:p>158147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5170" calcext:value-type="float">
            <text:p>158517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0936" calcext:value-type="float">
            <text:p>158093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5601" calcext:value-type="float">
            <text:p>158560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942" calcext:value-type="float">
            <text:p>1587942</text:p>
          </table:table-cell>
          <table:table-cell office:value-type="string" calcext:value-type="string">
            <text:p>us</text:p>
          </table:table-cell>
          <table:table-cell table:formula="of:=AVERAGE([.C132:.C140])" office:value-type="float" office:value="1584224.2" calcext:value-type="float">
            <text:p>1584224.2</text:p>
          </table:table-cell>
          <table:table-cell table:formula="of:=STDEVP([.C132:.C140])" office:value-type="float" office:value="2645.71414933662" calcext:value-type="float">
            <text:p>2645.7141493366</text:p>
          </table:table-cell>
          <table:table-cell table:formula="of:=[.F140]/[.E140]" office:value-type="float" office:value="0.00167003770636544" calcext:value-type="float">
            <text:p>0.0016700377</text:p>
          </table:table-cell>
          <table:table-cell/>
          <table:table-cell office:value-type="float" office:value="1584224.2" calcext:value-type="float">
            <text:p>1584224.2</text:p>
          </table:table-cell>
          <table:table-cell office:value-type="float" office:value="2645.71414933662" calcext:value-type="float">
            <text:p>2645.7141493366</text:p>
          </table:table-cell>
          <table:table-cell office:value-type="float" office:value="0.00167003770636544" calcext:value-type="float">
            <text:p>0.001670037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4314" calcext:value-type="float">
            <text:p>158431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2013" calcext:value-type="float">
            <text:p>159201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556" calcext:value-type="float">
            <text:p>158755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4692" calcext:value-type="float">
            <text:p>158469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000" calcext:value-type="float">
            <text:p>1587000</text:p>
          </table:table-cell>
          <table:table-cell office:value-type="string" calcext:value-type="string">
            <text:p>us</text:p>
          </table:table-cell>
          <table:table-cell table:formula="of:=AVERAGE([.C142:.C150])" office:value-type="float" office:value="1587115" calcext:value-type="float">
            <text:p>1587115</text:p>
          </table:table-cell>
          <table:table-cell table:formula="of:=STDEVP([.C142:.C150])" office:value-type="float" office:value="2753.71167699162" calcext:value-type="float">
            <text:p>2753.7116769916</text:p>
          </table:table-cell>
          <table:table-cell table:formula="of:=[.F150]/[.E150]" office:value-type="float" office:value="0.00173504231072835" calcext:value-type="float">
            <text:p>0.0017350423</text:p>
          </table:table-cell>
          <table:table-cell/>
          <table:table-cell office:value-type="float" office:value="1587115" calcext:value-type="float">
            <text:p>1587115</text:p>
          </table:table-cell>
          <table:table-cell office:value-type="float" office:value="2753.71167699162" calcext:value-type="float">
            <text:p>2753.7116769916</text:p>
          </table:table-cell>
          <table:table-cell office:value-type="float" office:value="0.00173504231072835" calcext:value-type="float">
            <text:p>0.001735042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5261" calcext:value-type="float">
            <text:p>160526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5416" calcext:value-type="float">
            <text:p>161541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5083" calcext:value-type="float">
            <text:p>161508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4050" calcext:value-type="float">
            <text:p>160405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009" calcext:value-type="float">
            <text:p>1608009</text:p>
          </table:table-cell>
          <table:table-cell office:value-type="string" calcext:value-type="string">
            <text:p>us</text:p>
          </table:table-cell>
          <table:table-cell table:formula="of:=AVERAGE([.C152:.C160])" office:value-type="float" office:value="1609563.8" calcext:value-type="float">
            <text:p>1609563.8</text:p>
          </table:table-cell>
          <table:table-cell table:formula="of:=STDEVP([.C152:.C160])" office:value-type="float" office:value="4817.53660702231" calcext:value-type="float">
            <text:p>4817.5366070223</text:p>
          </table:table-cell>
          <table:table-cell table:formula="of:=[.F160]/[.E160]" office:value-type="float" office:value="0.00299306967951336" calcext:value-type="float">
            <text:p>0.0029930697</text:p>
          </table:table-cell>
          <table:table-cell/>
          <table:table-cell office:value-type="float" office:value="1609563.8" calcext:value-type="float">
            <text:p>1609563.8</text:p>
          </table:table-cell>
          <table:table-cell office:value-type="float" office:value="4817.53660702231" calcext:value-type="float">
            <text:p>4817.5366070223</text:p>
          </table:table-cell>
          <table:table-cell office:value-type="float" office:value="0.00299306967951336" calcext:value-type="float">
            <text:p>0.00299306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6872" calcext:value-type="float">
            <text:p>538687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97544" calcext:value-type="float">
            <text:p>539754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6190" calcext:value-type="float">
            <text:p>538619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3851" calcext:value-type="float">
            <text:p>535385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95087" calcext:value-type="float">
            <text:p>5395087</text:p>
          </table:table-cell>
          <table:table-cell office:value-type="string" calcext:value-type="string">
            <text:p>us</text:p>
          </table:table-cell>
          <table:table-cell table:formula="of:=AVERAGE([.C162:.C170])" office:value-type="float" office:value="5383908.8" calcext:value-type="float">
            <text:p>5383908.8</text:p>
          </table:table-cell>
          <table:table-cell table:formula="of:=STDEVP([.C162:.C170])" office:value-type="float" office:value="15673.7143192033" calcext:value-type="float">
            <text:p>15673.7143192033</text:p>
          </table:table-cell>
          <table:table-cell table:formula="of:=[.F170]/[.E170]" office:value-type="float" office:value="0.00291121467718832" calcext:value-type="float">
            <text:p>0.0029112147</text:p>
          </table:table-cell>
          <table:table-cell/>
          <table:table-cell office:value-type="float" office:value="5383908.8" calcext:value-type="float">
            <text:p>5383908.8</text:p>
          </table:table-cell>
          <table:table-cell office:value-type="float" office:value="15673.7143192033" calcext:value-type="float">
            <text:p>15673.7143192033</text:p>
          </table:table-cell>
          <table:table-cell office:value-type="float" office:value="0.00291121467718832" calcext:value-type="float">
            <text:p>0.00291121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68218" calcext:value-type="float">
            <text:p>296821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0728" calcext:value-type="float">
            <text:p>295072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93056" calcext:value-type="float">
            <text:p>489305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9390" calcext:value-type="float">
            <text:p>295939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94890" calcext:value-type="float">
            <text:p>4894890</text:p>
          </table:table-cell>
          <table:table-cell office:value-type="string" calcext:value-type="string">
            <text:p>us</text:p>
          </table:table-cell>
          <table:table-cell table:formula="of:=AVERAGE([.C172:.C180])" office:value-type="float" office:value="3733256.4" calcext:value-type="float">
            <text:p>3733256.4</text:p>
          </table:table-cell>
          <table:table-cell table:formula="of:=STDEVP([.C172:.C180])" office:value-type="float" office:value="947737.451844043" calcext:value-type="float">
            <text:p>947737.451844043</text:p>
          </table:table-cell>
          <table:table-cell table:formula="of:=[.F180]/[.E180]" office:value-type="float" office:value="0.2538634774306" calcext:value-type="float">
            <text:p>0.2538634774</text:p>
          </table:table-cell>
          <table:table-cell/>
          <table:table-cell office:value-type="float" office:value="3733256.4" calcext:value-type="float">
            <text:p>3733256.4</text:p>
          </table:table-cell>
          <table:table-cell office:value-type="float" office:value="947737.451844043" calcext:value-type="float">
            <text:p>947737.451844043</text:p>
          </table:table-cell>
          <table:table-cell office:value-type="float" office:value="0.2538634774306" calcext:value-type="float">
            <text:p>0.25386347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0260" calcext:value-type="float">
            <text:p>166026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1145" calcext:value-type="float">
            <text:p>166114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8084" calcext:value-type="float">
            <text:p>165808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8784" calcext:value-type="float">
            <text:p>168878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12586" calcext:value-type="float">
            <text:p>1712586</text:p>
          </table:table-cell>
          <table:table-cell office:value-type="string" calcext:value-type="string">
            <text:p>us</text:p>
          </table:table-cell>
          <table:table-cell table:formula="of:=AVERAGE([.C182:.C190])" office:value-type="float" office:value="1676171.8" calcext:value-type="float">
            <text:p>1676171.8</text:p>
          </table:table-cell>
          <table:table-cell table:formula="of:=STDEVP([.C182:.C190])" office:value-type="float" office:value="21406.6352180813" calcext:value-type="float">
            <text:p>21406.6352180813</text:p>
          </table:table-cell>
          <table:table-cell table:formula="of:=[.F190]/[.E190]" office:value-type="float" office:value="0.0127711462620248" calcext:value-type="float">
            <text:p>0.0127711463</text:p>
          </table:table-cell>
          <table:table-cell/>
          <table:table-cell office:value-type="float" office:value="1676171.8" calcext:value-type="float">
            <text:p>1676171.8</text:p>
          </table:table-cell>
          <table:table-cell office:value-type="float" office:value="21406.6352180813" calcext:value-type="float">
            <text:p>21406.6352180813</text:p>
          </table:table-cell>
          <table:table-cell office:value-type="float" office:value="0.0127711462620248" calcext:value-type="float">
            <text:p>0.012771146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6888" calcext:value-type="float">
            <text:p>154688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0555" calcext:value-type="float">
            <text:p>156055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5012" calcext:value-type="float">
            <text:p>159501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0265" calcext:value-type="float">
            <text:p>156026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7300" calcext:value-type="float">
            <text:p>1547300</text:p>
          </table:table-cell>
          <table:table-cell office:value-type="string" calcext:value-type="string">
            <text:p>us</text:p>
          </table:table-cell>
          <table:table-cell table:formula="of:=AVERAGE([.C192:.C200])" office:value-type="float" office:value="1562004" calcext:value-type="float">
            <text:p>1562004</text:p>
          </table:table-cell>
          <table:table-cell table:formula="of:=STDEVP([.C192:.C200])" office:value-type="float" office:value="17546.240953549" calcext:value-type="float">
            <text:p>17546.240953549</text:p>
          </table:table-cell>
          <table:table-cell table:formula="of:=[.F200]/[.E200]" office:value-type="float" office:value="0.0112331600646023" calcext:value-type="float">
            <text:p>0.0112331601</text:p>
          </table:table-cell>
          <table:table-cell/>
          <table:table-cell office:value-type="float" office:value="1562004" calcext:value-type="float">
            <text:p>1562004</text:p>
          </table:table-cell>
          <table:table-cell office:value-type="float" office:value="17546.240953549" calcext:value-type="float">
            <text:p>17546.240953549</text:p>
          </table:table-cell>
          <table:table-cell office:value-type="float" office:value="0.0112331600646023" calcext:value-type="float">
            <text:p>0.01123316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50287" calcext:value-type="float">
            <text:p>155028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16111" calcext:value-type="float">
            <text:p>15161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12222" calcext:value-type="float">
            <text:p>151222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24179" calcext:value-type="float">
            <text:p>152417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22038" calcext:value-type="float">
            <text:p>1522038</text:p>
          </table:table-cell>
          <table:table-cell office:value-type="string" calcext:value-type="string">
            <text:p>us</text:p>
          </table:table-cell>
          <table:table-cell table:formula="of:=AVERAGE([.C202:.C210])" office:value-type="float" office:value="1524967.4" calcext:value-type="float">
            <text:p>1524967.4</text:p>
          </table:table-cell>
          <table:table-cell table:formula="of:=STDEVP([.C202:.C210])" office:value-type="float" office:value="13350.4018306566" calcext:value-type="float">
            <text:p>13350.4018306566</text:p>
          </table:table-cell>
          <table:table-cell table:formula="of:=[.F210]/[.E210]" office:value-type="float" office:value="0.00875454900259287" calcext:value-type="float">
            <text:p>0.008754549</text:p>
          </table:table-cell>
          <table:table-cell/>
          <table:table-cell office:value-type="float" office:value="1524967.4" calcext:value-type="float">
            <text:p>1524967.4</text:p>
          </table:table-cell>
          <table:table-cell office:value-type="float" office:value="13350.4018306566" calcext:value-type="float">
            <text:p>13350.4018306566</text:p>
          </table:table-cell>
          <table:table-cell office:value-type="float" office:value="0.00875454900259287" calcext:value-type="float">
            <text:p>0.00875454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7454" calcext:value-type="float">
            <text:p>153745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4985" calcext:value-type="float">
            <text:p>153498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21124" calcext:value-type="float">
            <text:p>152112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7979" calcext:value-type="float">
            <text:p>154797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7750" calcext:value-type="float">
            <text:p>1537750</text:p>
          </table:table-cell>
          <table:table-cell office:value-type="string" calcext:value-type="string">
            <text:p>us</text:p>
          </table:table-cell>
          <table:table-cell table:formula="of:=AVERAGE([.C212:.C220])" office:value-type="float" office:value="1535858.4" calcext:value-type="float">
            <text:p>1535858.4</text:p>
          </table:table-cell>
          <table:table-cell table:formula="of:=STDEVP([.C212:.C220])" office:value-type="float" office:value="8612.76268336705" calcext:value-type="float">
            <text:p>8612.7626833671</text:p>
          </table:table-cell>
          <table:table-cell table:formula="of:=[.F220]/[.E220]" office:value-type="float" office:value="0.00560778433960257" calcext:value-type="float">
            <text:p>0.0056077843</text:p>
          </table:table-cell>
          <table:table-cell/>
          <table:table-cell office:value-type="float" office:value="1535858.4" calcext:value-type="float">
            <text:p>1535858.4</text:p>
          </table:table-cell>
          <table:table-cell office:value-type="float" office:value="8612.76268336705" calcext:value-type="float">
            <text:p>8612.7626833671</text:p>
          </table:table-cell>
          <table:table-cell office:value-type="float" office:value="0.00560778433960257" calcext:value-type="float">
            <text:p>0.005607784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54714" calcext:value-type="float">
            <text:p>155471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2403" calcext:value-type="float">
            <text:p>156240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0781" calcext:value-type="float">
            <text:p>154078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6194" calcext:value-type="float">
            <text:p>156619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50723" calcext:value-type="float">
            <text:p>1550723</text:p>
          </table:table-cell>
          <table:table-cell office:value-type="string" calcext:value-type="string">
            <text:p>us</text:p>
          </table:table-cell>
          <table:table-cell table:formula="of:=AVERAGE([.C222:.C230])" office:value-type="float" office:value="1554963" calcext:value-type="float">
            <text:p>1554963</text:p>
          </table:table-cell>
          <table:table-cell table:formula="of:=STDEVP([.C222:.C230])" office:value-type="float" office:value="8951.62204295959" calcext:value-type="float">
            <text:p>8951.6220429596</text:p>
          </table:table-cell>
          <table:table-cell table:formula="of:=[.F230]/[.E230]" office:value-type="float" office:value="0.00575680710277967" calcext:value-type="float">
            <text:p>0.0057568071</text:p>
          </table:table-cell>
          <table:table-cell/>
          <table:table-cell office:value-type="float" office:value="1554963" calcext:value-type="float">
            <text:p>1554963</text:p>
          </table:table-cell>
          <table:table-cell office:value-type="float" office:value="8951.62204295959" calcext:value-type="float">
            <text:p>8951.6220429596</text:p>
          </table:table-cell>
          <table:table-cell office:value-type="float" office:value="0.00575680710277967" calcext:value-type="float">
            <text:p>0.005756807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09210" calcext:value-type="float">
            <text:p>150921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8233" calcext:value-type="float">
            <text:p>154823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9400" calcext:value-type="float">
            <text:p>153940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11671" calcext:value-type="float">
            <text:p>151167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5482" calcext:value-type="float">
            <text:p>1545482</text:p>
          </table:table-cell>
          <table:table-cell office:value-type="string" calcext:value-type="string">
            <text:p>us</text:p>
          </table:table-cell>
          <table:table-cell table:formula="of:=AVERAGE([.C232:.C240])" office:value-type="float" office:value="1530799.2" calcext:value-type="float">
            <text:p>1530799.2</text:p>
          </table:table-cell>
          <table:table-cell table:formula="of:=STDEVP([.C232:.C240])" office:value-type="float" office:value="16884.7703614826" calcext:value-type="float">
            <text:p>16884.7703614826</text:p>
          </table:table-cell>
          <table:table-cell table:formula="of:=[.F240]/[.E240]" office:value-type="float" office:value="0.011030036050112" calcext:value-type="float">
            <text:p>0.0110300361</text:p>
          </table:table-cell>
          <table:table-cell/>
          <table:table-cell office:value-type="float" office:value="1530799.2" calcext:value-type="float">
            <text:p>1530799.2</text:p>
          </table:table-cell>
          <table:table-cell office:value-type="float" office:value="16884.7703614826" calcext:value-type="float">
            <text:p>16884.7703614826</text:p>
          </table:table-cell>
          <table:table-cell office:value-type="float" office:value="0.011030036050112" calcext:value-type="float">
            <text:p>0.01103003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4437" calcext:value-type="float">
            <text:p>535443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8539" calcext:value-type="float">
            <text:p>535853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3597" calcext:value-type="float">
            <text:p>538359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5652" calcext:value-type="float">
            <text:p>538565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1551" calcext:value-type="float">
            <text:p>5351551</text:p>
          </table:table-cell>
          <table:table-cell office:value-type="string" calcext:value-type="string">
            <text:p>us</text:p>
          </table:table-cell>
          <table:table-cell table:formula="of:=AVERAGE([.C242:.C250])" office:value-type="float" office:value="5366755.2" calcext:value-type="float">
            <text:p>5366755.2</text:p>
          </table:table-cell>
          <table:table-cell table:formula="of:=STDEVP([.C242:.C250])" office:value-type="float" office:value="14772.5892706729" calcext:value-type="float">
            <text:p>14772.5892706729</text:p>
          </table:table-cell>
          <table:table-cell table:formula="of:=[.F250]/[.E250]" office:value-type="float" office:value="0.00275261097630704" calcext:value-type="float">
            <text:p>0.002752611</text:p>
          </table:table-cell>
          <table:table-cell/>
          <table:table-cell office:value-type="float" office:value="5366755.2" calcext:value-type="float">
            <text:p>5366755.2</text:p>
          </table:table-cell>
          <table:table-cell office:value-type="float" office:value="14772.5892706729" calcext:value-type="float">
            <text:p>14772.5892706729</text:p>
          </table:table-cell>
          <table:table-cell office:value-type="float" office:value="0.00275261097630704" calcext:value-type="float">
            <text:p>0.0027526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79283" calcext:value-type="float">
            <text:p>307928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04086" calcext:value-type="float">
            <text:p>310408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88967" calcext:value-type="float">
            <text:p>308896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04378" calcext:value-type="float">
            <text:p>300437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37994" calcext:value-type="float">
            <text:p>5037994</text:p>
          </table:table-cell>
          <table:table-cell office:value-type="string" calcext:value-type="string">
            <text:p>us</text:p>
          </table:table-cell>
          <table:table-cell table:formula="of:=AVERAGE([.C252:.C260])" office:value-type="float" office:value="3462941.6" calcext:value-type="float">
            <text:p>3462941.6</text:p>
          </table:table-cell>
          <table:table-cell table:formula="of:=STDEVP([.C252:.C260])" office:value-type="float" office:value="788276.461965115" calcext:value-type="float">
            <text:p>788276.461965115</text:p>
          </table:table-cell>
          <table:table-cell table:formula="of:=[.F260]/[.E260]" office:value-type="float" office:value="0.227632040333893" calcext:value-type="float">
            <text:p>0.2276320403</text:p>
          </table:table-cell>
          <table:table-cell/>
          <table:table-cell office:value-type="float" office:value="3462941.6" calcext:value-type="float">
            <text:p>3462941.6</text:p>
          </table:table-cell>
          <table:table-cell office:value-type="float" office:value="788276.461965115" calcext:value-type="float">
            <text:p>788276.461965115</text:p>
          </table:table-cell>
          <table:table-cell office:value-type="float" office:value="0.227632040333893" calcext:value-type="float">
            <text:p>0.22763204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41432" calcext:value-type="float">
            <text:p>184143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24461" calcext:value-type="float">
            <text:p>182446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46450" calcext:value-type="float">
            <text:p>184645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35586" calcext:value-type="float">
            <text:p>183558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35213" calcext:value-type="float">
            <text:p>1835213</text:p>
          </table:table-cell>
          <table:table-cell office:value-type="string" calcext:value-type="string">
            <text:p>us</text:p>
          </table:table-cell>
          <table:table-cell table:formula="of:=AVERAGE([.C262:.C270])" office:value-type="float" office:value="1836628.4" calcext:value-type="float">
            <text:p>1836628.4</text:p>
          </table:table-cell>
          <table:table-cell table:formula="of:=STDEVP([.C262:.C270])" office:value-type="float" office:value="7357.63517986588" calcext:value-type="float">
            <text:p>7357.6351798659</text:p>
          </table:table-cell>
          <table:table-cell table:formula="of:=[.F270]/[.E270]" office:value-type="float" office:value="0.00400605543280605" calcext:value-type="float">
            <text:p>0.0040060554</text:p>
          </table:table-cell>
          <table:table-cell/>
          <table:table-cell office:value-type="float" office:value="1836628.4" calcext:value-type="float">
            <text:p>1836628.4</text:p>
          </table:table-cell>
          <table:table-cell office:value-type="float" office:value="7357.63517986588" calcext:value-type="float">
            <text:p>7357.6351798659</text:p>
          </table:table-cell>
          <table:table-cell office:value-type="float" office:value="0.00400605543280605" calcext:value-type="float">
            <text:p>0.00400605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02886" calcext:value-type="float">
            <text:p>180288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31491" calcext:value-type="float">
            <text:p>173149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45053" calcext:value-type="float">
            <text:p>174505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5581" calcext:value-type="float">
            <text:p>176558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1613" calcext:value-type="float">
            <text:p>1761613</text:p>
          </table:table-cell>
          <table:table-cell office:value-type="string" calcext:value-type="string">
            <text:p>us</text:p>
          </table:table-cell>
          <table:table-cell table:formula="of:=AVERAGE([.C272:.C280])" office:value-type="float" office:value="1761324.8" calcext:value-type="float">
            <text:p>1761324.8</text:p>
          </table:table-cell>
          <table:table-cell table:formula="of:=STDEVP([.C272:.C280])" office:value-type="float" office:value="24084.6787016144" calcext:value-type="float">
            <text:p>24084.6787016144</text:p>
          </table:table-cell>
          <table:table-cell table:formula="of:=[.F280]/[.E280]" office:value-type="float" office:value="0.0136741836040771" calcext:value-type="float">
            <text:p>0.0136741836</text:p>
          </table:table-cell>
          <table:table-cell/>
          <table:table-cell office:value-type="float" office:value="1761324.8" calcext:value-type="float">
            <text:p>1761324.8</text:p>
          </table:table-cell>
          <table:table-cell office:value-type="float" office:value="24084.6787016144" calcext:value-type="float">
            <text:p>24084.6787016144</text:p>
          </table:table-cell>
          <table:table-cell office:value-type="float" office:value="0.0136741836040771" calcext:value-type="float">
            <text:p>0.01367418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70818" calcext:value-type="float">
            <text:p>167081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7716" calcext:value-type="float">
            <text:p>168771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94070" calcext:value-type="float">
            <text:p>169407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3348" calcext:value-type="float">
            <text:p>165334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4454" calcext:value-type="float">
            <text:p>1614454</text:p>
          </table:table-cell>
          <table:table-cell office:value-type="string" calcext:value-type="string">
            <text:p>us</text:p>
          </table:table-cell>
          <table:table-cell table:formula="of:=AVERAGE([.C282:.C290])" office:value-type="float" office:value="1664081.2" calcext:value-type="float">
            <text:p>1664081.2</text:p>
          </table:table-cell>
          <table:table-cell table:formula="of:=STDEVP([.C282:.C290])" office:value-type="float" office:value="28570.5335364953" calcext:value-type="float">
            <text:p>28570.5335364953</text:p>
          </table:table-cell>
          <table:table-cell table:formula="of:=[.F290]/[.E290]" office:value-type="float" office:value="0.0171689539768223" calcext:value-type="float">
            <text:p>0.017168954</text:p>
          </table:table-cell>
          <table:table-cell/>
          <table:table-cell office:value-type="float" office:value="1664081.2" calcext:value-type="float">
            <text:p>1664081.2</text:p>
          </table:table-cell>
          <table:table-cell office:value-type="float" office:value="28570.5335364953" calcext:value-type="float">
            <text:p>28570.5335364953</text:p>
          </table:table-cell>
          <table:table-cell office:value-type="float" office:value="0.0171689539768223" calcext:value-type="float">
            <text:p>0.01716895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95851" calcext:value-type="float">
            <text:p>169585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77149" calcext:value-type="float">
            <text:p>167714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6759" calcext:value-type="float">
            <text:p>164675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3178" calcext:value-type="float">
            <text:p>162317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1916" calcext:value-type="float">
            <text:p>1651916</text:p>
          </table:table-cell>
          <table:table-cell office:value-type="string" calcext:value-type="string">
            <text:p>us</text:p>
          </table:table-cell>
          <table:table-cell table:formula="of:=AVERAGE([.C292:.C300])" office:value-type="float" office:value="1658970.6" calcext:value-type="float">
            <text:p>1658970.6</text:p>
          </table:table-cell>
          <table:table-cell table:formula="of:=STDEVP([.C292:.C300])" office:value-type="float" office:value="25181.8144747355" calcext:value-type="float">
            <text:p>25181.8144747355</text:p>
          </table:table-cell>
          <table:table-cell table:formula="of:=[.F300]/[.E300]" office:value-type="float" office:value="0.0151791806767013" calcext:value-type="float">
            <text:p>0.0151791807</text:p>
          </table:table-cell>
          <table:table-cell/>
          <table:table-cell office:value-type="float" office:value="1658970.6" calcext:value-type="float">
            <text:p>1658970.6</text:p>
          </table:table-cell>
          <table:table-cell office:value-type="float" office:value="25181.8144747355" calcext:value-type="float">
            <text:p>25181.8144747355</text:p>
          </table:table-cell>
          <table:table-cell office:value-type="float" office:value="0.0151791806767013" calcext:value-type="float">
            <text:p>0.015179180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25693" calcext:value-type="float">
            <text:p>172569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9023" calcext:value-type="float">
            <text:p>164902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8127" calcext:value-type="float">
            <text:p>168812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9823" calcext:value-type="float">
            <text:p>161982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8244" calcext:value-type="float">
            <text:p>1648244</text:p>
          </table:table-cell>
          <table:table-cell office:value-type="string" calcext:value-type="string">
            <text:p>us</text:p>
          </table:table-cell>
          <table:table-cell table:formula="of:=AVERAGE([.C302:.C310])" office:value-type="float" office:value="1666182" calcext:value-type="float">
            <text:p>1666182</text:p>
          </table:table-cell>
          <table:table-cell table:formula="of:=STDEVP([.C302:.C310])" office:value-type="float" office:value="36846.9867207618" calcext:value-type="float">
            <text:p>36846.9867207618</text:p>
          </table:table-cell>
          <table:table-cell table:formula="of:=[.F310]/[.E310]" office:value-type="float" office:value="0.0221146229648153" calcext:value-type="float">
            <text:p>0.022114623</text:p>
          </table:table-cell>
          <table:table-cell/>
          <table:table-cell office:value-type="float" office:value="1666182" calcext:value-type="float">
            <text:p>1666182</text:p>
          </table:table-cell>
          <table:table-cell office:value-type="float" office:value="36846.9867207618" calcext:value-type="float">
            <text:p>36846.9867207618</text:p>
          </table:table-cell>
          <table:table-cell office:value-type="float" office:value="0.0221146229648153" calcext:value-type="float">
            <text:p>0.02211462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5011" calcext:value-type="float">
            <text:p>16450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17839" calcext:value-type="float">
            <text:p>171783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35330" calcext:value-type="float">
            <text:p>173533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4828" calcext:value-type="float">
            <text:p>160482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0701" calcext:value-type="float">
            <text:p>1760701</text:p>
          </table:table-cell>
          <table:table-cell office:value-type="string" calcext:value-type="string">
            <text:p>us</text:p>
          </table:table-cell>
          <table:table-cell table:formula="of:=AVERAGE([.C312:.C320])" office:value-type="float" office:value="1692741.8" calcext:value-type="float">
            <text:p>1692741.8</text:p>
          </table:table-cell>
          <table:table-cell table:formula="of:=STDEVP([.C312:.C320])" office:value-type="float" office:value="58427.9771869607" calcext:value-type="float">
            <text:p>58427.9771869607</text:p>
          </table:table-cell>
          <table:table-cell table:formula="of:=[.F320]/[.E320]" office:value-type="float" office:value="0.0345167687044537" calcext:value-type="float">
            <text:p>0.0345167687</text:p>
          </table:table-cell>
          <table:table-cell/>
          <table:table-cell office:value-type="float" office:value="1692741.8" calcext:value-type="float">
            <text:p>1692741.8</text:p>
          </table:table-cell>
          <table:table-cell office:value-type="float" office:value="58427.9771869607" calcext:value-type="float">
            <text:p>58427.9771869607</text:p>
          </table:table-cell>
          <table:table-cell office:value-type="float" office:value="0.0345167687044537" calcext:value-type="float">
            <text:p>0.03451676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2687" calcext:value-type="float">
            <text:p>502268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0750" calcext:value-type="float">
            <text:p>502075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9409" calcext:value-type="float">
            <text:p>506940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13771" calcext:value-type="float">
            <text:p>501377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17138" calcext:value-type="float">
            <text:p>5017138</text:p>
          </table:table-cell>
          <table:table-cell office:value-type="string" calcext:value-type="string">
            <text:p>us</text:p>
          </table:table-cell>
          <table:table-cell table:formula="of:=AVERAGE([.C322:.C330])" office:value-type="float" office:value="5028751" calcext:value-type="float">
            <text:p>5028751</text:p>
          </table:table-cell>
          <table:table-cell table:formula="of:=STDEVP([.C322:.C330])" office:value-type="float" office:value="20557.8366079702" calcext:value-type="float">
            <text:p>20557.8366079702</text:p>
          </table:table-cell>
          <table:table-cell table:formula="of:=[.F330]/[.E330]" office:value-type="float" office:value="0.00408806015807309" calcext:value-type="float">
            <text:p>0.0040880602</text:p>
          </table:table-cell>
          <table:table-cell/>
          <table:table-cell office:value-type="float" office:value="5028751" calcext:value-type="float">
            <text:p>5028751</text:p>
          </table:table-cell>
          <table:table-cell office:value-type="float" office:value="20557.8366079702" calcext:value-type="float">
            <text:p>20557.8366079702</text:p>
          </table:table-cell>
          <table:table-cell office:value-type="float" office:value="0.00408806015807309" calcext:value-type="float">
            <text:p>0.00408806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06117" calcext:value-type="float">
            <text:p>840611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65459" calcext:value-type="float">
            <text:p>846545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87132" calcext:value-type="float">
            <text:p>838713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22997" calcext:value-type="float">
            <text:p>842299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56256" calcext:value-type="float">
            <text:p>8456256</text:p>
          </table:table-cell>
          <table:table-cell office:value-type="string" calcext:value-type="string">
            <text:p>us</text:p>
          </table:table-cell>
          <table:table-cell table:formula="of:=AVERAGE([.C332:.C340])" office:value-type="float" office:value="8427592.2" calcext:value-type="float">
            <text:p>8427592.2</text:p>
          </table:table-cell>
          <table:table-cell table:formula="of:=STDEVP([.C332:.C340])" office:value-type="float" office:value="29579.8439306228" calcext:value-type="float">
            <text:p>29579.8439306228</text:p>
          </table:table-cell>
          <table:table-cell table:formula="of:=[.F340]/[.E340]" office:value-type="float" office:value="0.00350988078547782" calcext:value-type="float">
            <text:p>0.0035098808</text:p>
          </table:table-cell>
          <table:table-cell/>
          <table:table-cell office:value-type="float" office:value="8427592.2" calcext:value-type="float">
            <text:p>8427592.2</text:p>
          </table:table-cell>
          <table:table-cell office:value-type="float" office:value="29579.8439306228" calcext:value-type="float">
            <text:p>29579.8439306228</text:p>
          </table:table-cell>
          <table:table-cell office:value-type="float" office:value="0.00350988078547782" calcext:value-type="float">
            <text:p>0.00350988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714415" calcext:value-type="float">
            <text:p>1071441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709929" calcext:value-type="float">
            <text:p>1070992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497255" calcext:value-type="float">
            <text:p>1049725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548702" calcext:value-type="float">
            <text:p>1054870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10971" calcext:value-type="float">
            <text:p>10110971</text:p>
          </table:table-cell>
          <table:table-cell office:value-type="string" calcext:value-type="string">
            <text:p>us</text:p>
          </table:table-cell>
          <table:table-cell table:formula="of:=AVERAGE([.C342:.C350])" office:value-type="float" office:value="10516254.4" calcext:value-type="float">
            <text:p>10516254.4</text:p>
          </table:table-cell>
          <table:table-cell table:formula="of:=STDEVP([.C342:.C350])" office:value-type="float" office:value="220202.603226756" calcext:value-type="float">
            <text:p>220202.603226756</text:p>
          </table:table-cell>
          <table:table-cell table:formula="of:=[.F350]/[.E350]" office:value-type="float" office:value="0.020939261722953" calcext:value-type="float">
            <text:p>0.0209392617</text:p>
          </table:table-cell>
          <table:table-cell/>
          <table:table-cell office:value-type="float" office:value="10516254.4" calcext:value-type="float">
            <text:p>10516254.4</text:p>
          </table:table-cell>
          <table:table-cell office:value-type="float" office:value="220202.603226756" calcext:value-type="float">
            <text:p>220202.603226756</text:p>
          </table:table-cell>
          <table:table-cell office:value-type="float" office:value="0.020939261722953" calcext:value-type="float">
            <text:p>0.020939261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543409" calcext:value-type="float">
            <text:p>1054340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72696" calcext:value-type="float">
            <text:p>997269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575661" calcext:value-type="float">
            <text:p>957566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60637" calcext:value-type="float">
            <text:p>1016063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15930" calcext:value-type="float">
            <text:p>9915930</text:p>
          </table:table-cell>
          <table:table-cell office:value-type="string" calcext:value-type="string">
            <text:p>us</text:p>
          </table:table-cell>
          <table:table-cell table:formula="of:=AVERAGE([.C352:.C360])" office:value-type="float" office:value="10033666.6" calcext:value-type="float">
            <text:p>10033666.6</text:p>
          </table:table-cell>
          <table:table-cell table:formula="of:=STDEVP([.C352:.C360])" office:value-type="float" office:value="317271.885772818" calcext:value-type="float">
            <text:p>317271.885772818</text:p>
          </table:table-cell>
          <table:table-cell table:formula="of:=[.F360]/[.E360]" office:value-type="float" office:value="0.0316207323226006" calcext:value-type="float">
            <text:p>0.0316207323</text:p>
          </table:table-cell>
          <table:table-cell/>
          <table:table-cell office:value-type="float" office:value="10033666.6" calcext:value-type="float">
            <text:p>10033666.6</text:p>
          </table:table-cell>
          <table:table-cell office:value-type="float" office:value="317271.885772818" calcext:value-type="float">
            <text:p>317271.885772818</text:p>
          </table:table-cell>
          <table:table-cell office:value-type="float" office:value="0.0316207323226006" calcext:value-type="float">
            <text:p>0.03162073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90911" calcext:value-type="float">
            <text:p>83909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802763" calcext:value-type="float">
            <text:p>880276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557937" calcext:value-type="float">
            <text:p>855793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66932" calcext:value-type="float">
            <text:p>866693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976154" calcext:value-type="float">
            <text:p>8976154</text:p>
          </table:table-cell>
          <table:table-cell office:value-type="string" calcext:value-type="string">
            <text:p>us</text:p>
          </table:table-cell>
          <table:table-cell table:formula="of:=AVERAGE([.C362:.C370])" office:value-type="float" office:value="8678939.4" calcext:value-type="float">
            <text:p>8678939.4</text:p>
          </table:table-cell>
          <table:table-cell table:formula="of:=STDEVP([.C362:.C370])" office:value-type="float" office:value="200706.213175975" calcext:value-type="float">
            <text:p>200706.213175975</text:p>
          </table:table-cell>
          <table:table-cell table:formula="of:=[.F370]/[.E370]" office:value-type="float" office:value="0.0231256613193975" calcext:value-type="float">
            <text:p>0.0231256613</text:p>
          </table:table-cell>
          <table:table-cell/>
          <table:table-cell office:value-type="float" office:value="8678939.4" calcext:value-type="float">
            <text:p>8678939.4</text:p>
          </table:table-cell>
          <table:table-cell office:value-type="float" office:value="200706.213175975" calcext:value-type="float">
            <text:p>200706.213175975</text:p>
          </table:table-cell>
          <table:table-cell office:value-type="float" office:value="0.0231256613193975" calcext:value-type="float">
            <text:p>0.02312566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239944" calcext:value-type="float">
            <text:p>923994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994813" calcext:value-type="float">
            <text:p>899481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089987" calcext:value-type="float">
            <text:p>908998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839977" calcext:value-type="float">
            <text:p>883997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040279" calcext:value-type="float">
            <text:p>9040279</text:p>
          </table:table-cell>
          <table:table-cell office:value-type="string" calcext:value-type="string">
            <text:p>us</text:p>
          </table:table-cell>
          <table:table-cell table:formula="of:=AVERAGE([.C372:.C380])" office:value-type="float" office:value="9041000" calcext:value-type="float">
            <text:p>9041000</text:p>
          </table:table-cell>
          <table:table-cell table:formula="of:=STDEVP([.C372:.C380])" office:value-type="float" office:value="130017.265502702" calcext:value-type="float">
            <text:p>130017.265502702</text:p>
          </table:table-cell>
          <table:table-cell table:formula="of:=[.F380]/[.E380]" office:value-type="float" office:value="0.0143808500721935" calcext:value-type="float">
            <text:p>0.0143808501</text:p>
          </table:table-cell>
          <table:table-cell/>
          <table:table-cell office:value-type="float" office:value="9041000" calcext:value-type="float">
            <text:p>9041000</text:p>
          </table:table-cell>
          <table:table-cell office:value-type="float" office:value="130017.265502702" calcext:value-type="float">
            <text:p>130017.265502702</text:p>
          </table:table-cell>
          <table:table-cell office:value-type="float" office:value="0.0143808500721935" calcext:value-type="float">
            <text:p>0.014380850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28740" calcext:value-type="float">
            <text:p>1012874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03258" calcext:value-type="float">
            <text:p>1010325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57124" calcext:value-type="float">
            <text:p>1015712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85961" calcext:value-type="float">
            <text:p>998596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27538" calcext:value-type="float">
            <text:p>10027538</text:p>
          </table:table-cell>
          <table:table-cell office:value-type="string" calcext:value-type="string">
            <text:p>us</text:p>
          </table:table-cell>
          <table:table-cell table:formula="of:=AVERAGE([.C382:.C390])" office:value-type="float" office:value="10080524.2" calcext:value-type="float">
            <text:p>10080524.2</text:p>
          </table:table-cell>
          <table:table-cell table:formula="of:=STDEVP([.C382:.C390])" office:value-type="float" office:value="63966.9517435371" calcext:value-type="float">
            <text:p>63966.9517435371</text:p>
          </table:table-cell>
          <table:table-cell table:formula="of:=[.F390]/[.E390]" office:value-type="float" office:value="0.00634559775607077" calcext:value-type="float">
            <text:p>0.0063455978</text:p>
          </table:table-cell>
          <table:table-cell/>
          <table:table-cell office:value-type="float" office:value="10080524.2" calcext:value-type="float">
            <text:p>10080524.2</text:p>
          </table:table-cell>
          <table:table-cell office:value-type="float" office:value="63966.9517435371" calcext:value-type="float">
            <text:p>63966.9517435371</text:p>
          </table:table-cell>
          <table:table-cell office:value-type="float" office:value="0.00634559775607077" calcext:value-type="float">
            <text:p>0.006345597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32382" calcext:value-type="float">
            <text:p>1003238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95833" calcext:value-type="float">
            <text:p>1009583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79983" calcext:value-type="float">
            <text:p>997998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77523" calcext:value-type="float">
            <text:p>1007752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93684" calcext:value-type="float">
            <text:p>10193684</text:p>
          </table:table-cell>
          <table:table-cell office:value-type="string" calcext:value-type="string">
            <text:p>us</text:p>
          </table:table-cell>
          <table:table-cell table:formula="of:=AVERAGE([.C392:.C400])" office:value-type="float" office:value="10075881" calcext:value-type="float">
            <text:p>10075881</text:p>
          </table:table-cell>
          <table:table-cell table:formula="of:=STDEVP([.C392:.C400])" office:value-type="float" office:value="71227.6837781491" calcext:value-type="float">
            <text:p>71227.6837781491</text:p>
          </table:table-cell>
          <table:table-cell table:formula="of:=[.F400]/[.E400]" office:value-type="float" office:value="0.00706912713420782" calcext:value-type="float">
            <text:p>0.0070691271</text:p>
          </table:table-cell>
          <table:table-cell/>
          <table:table-cell office:value-type="float" office:value="10075881" calcext:value-type="float">
            <text:p>10075881</text:p>
          </table:table-cell>
          <table:table-cell office:value-type="float" office:value="71227.6837781491" calcext:value-type="float">
            <text:p>71227.6837781491</text:p>
          </table:table-cell>
          <table:table-cell office:value-type="float" office:value="0.00706912713420782" calcext:value-type="float">
            <text:p>0.00706912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73570" calcext:value-type="float">
            <text:p>517357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65075" calcext:value-type="float">
            <text:p>516507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203573" calcext:value-type="float">
            <text:p>520357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215516" calcext:value-type="float">
            <text:p>521551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214739" calcext:value-type="float">
            <text:p>5214739</text:p>
          </table:table-cell>
          <table:table-cell office:value-type="string" calcext:value-type="string">
            <text:p>us</text:p>
          </table:table-cell>
          <table:table-cell table:formula="of:=AVERAGE([.C402:.C410])" office:value-type="float" office:value="5194494.6" calcext:value-type="float">
            <text:p>5194494.6</text:p>
          </table:table-cell>
          <table:table-cell table:formula="of:=STDEVP([.C402:.C410])" office:value-type="float" office:value="21154.2151128327" calcext:value-type="float">
            <text:p>21154.2151128327</text:p>
          </table:table-cell>
          <table:table-cell table:formula="of:=[.F410]/[.E410]" office:value-type="float" office:value="0.00407242989776767" calcext:value-type="float">
            <text:p>0.0040724299</text:p>
          </table:table-cell>
          <table:table-cell/>
          <table:table-cell office:value-type="float" office:value="5194494.6" calcext:value-type="float">
            <text:p>5194494.6</text:p>
          </table:table-cell>
          <table:table-cell office:value-type="float" office:value="21154.2151128327" calcext:value-type="float">
            <text:p>21154.2151128327</text:p>
          </table:table-cell>
          <table:table-cell office:value-type="float" office:value="0.00407242989776767" calcext:value-type="float">
            <text:p>0.00407242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32301" calcext:value-type="float">
            <text:p>543230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65711" calcext:value-type="float">
            <text:p>54657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45184" calcext:value-type="float">
            <text:p>544518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02878" calcext:value-type="float">
            <text:p>540287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19167" calcext:value-type="float">
            <text:p>5419167</text:p>
          </table:table-cell>
          <table:table-cell office:value-type="string" calcext:value-type="string">
            <text:p>us</text:p>
          </table:table-cell>
          <table:table-cell table:formula="of:=AVERAGE([.C412:.C420])" office:value-type="float" office:value="5433048.2" calcext:value-type="float">
            <text:p>5433048.2</text:p>
          </table:table-cell>
          <table:table-cell table:formula="of:=STDEVP([.C412:.C420])" office:value-type="float" office:value="21529.6220812164" calcext:value-type="float">
            <text:p>21529.6220812164</text:p>
          </table:table-cell>
          <table:table-cell table:formula="of:=[.F420]/[.E420]" office:value-type="float" office:value="0.00396271508896541" calcext:value-type="float">
            <text:p>0.0039627151</text:p>
          </table:table-cell>
          <table:table-cell/>
          <table:table-cell office:value-type="float" office:value="5433048.2" calcext:value-type="float">
            <text:p>5433048.2</text:p>
          </table:table-cell>
          <table:table-cell office:value-type="float" office:value="21529.6220812164" calcext:value-type="float">
            <text:p>21529.6220812164</text:p>
          </table:table-cell>
          <table:table-cell office:value-type="float" office:value="0.00396271508896541" calcext:value-type="float">
            <text:p>0.00396271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97715" calcext:value-type="float">
            <text:p>659771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45214" calcext:value-type="float">
            <text:p>654521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65974" calcext:value-type="float">
            <text:p>656597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70746" calcext:value-type="float">
            <text:p>657074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28913" calcext:value-type="float">
            <text:p>6528913</text:p>
          </table:table-cell>
          <table:table-cell office:value-type="string" calcext:value-type="string">
            <text:p>us</text:p>
          </table:table-cell>
          <table:table-cell table:formula="of:=AVERAGE([.C422:.C430])" office:value-type="float" office:value="6561712.4" calcext:value-type="float">
            <text:p>6561712.4</text:p>
          </table:table-cell>
          <table:table-cell table:formula="of:=STDEVP([.C422:.C430])" office:value-type="float" office:value="23426.2767558142" calcext:value-type="float">
            <text:p>23426.2767558142</text:p>
          </table:table-cell>
          <table:table-cell table:formula="of:=[.F430]/[.E430]" office:value-type="float" office:value="0.00357014683481315" calcext:value-type="float">
            <text:p>0.0035701468</text:p>
          </table:table-cell>
          <table:table-cell/>
          <table:table-cell office:value-type="float" office:value="6561712.4" calcext:value-type="float">
            <text:p>6561712.4</text:p>
          </table:table-cell>
          <table:table-cell office:value-type="float" office:value="23426.2767558142" calcext:value-type="float">
            <text:p>23426.2767558142</text:p>
          </table:table-cell>
          <table:table-cell office:value-type="float" office:value="0.00357014683481315" calcext:value-type="float">
            <text:p>0.00357014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742042" calcext:value-type="float">
            <text:p>874204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43626" calcext:value-type="float">
            <text:p>864362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59631" calcext:value-type="float">
            <text:p>865963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594277" calcext:value-type="float">
            <text:p>859427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90758" calcext:value-type="float">
            <text:p>8690758</text:p>
          </table:table-cell>
          <table:table-cell office:value-type="string" calcext:value-type="string">
            <text:p>us</text:p>
          </table:table-cell>
          <table:table-cell table:formula="of:=AVERAGE([.C432:.C440])" office:value-type="float" office:value="8666066.8" calcext:value-type="float">
            <text:p>8666066.8</text:p>
          </table:table-cell>
          <table:table-cell table:formula="of:=STDEVP([.C432:.C440])" office:value-type="float" office:value="49154.1875790863" calcext:value-type="float">
            <text:p>49154.1875790863</text:p>
          </table:table-cell>
          <table:table-cell table:formula="of:=[.F440]/[.E440]" office:value-type="float" office:value="0.00567202962006781" calcext:value-type="float">
            <text:p>0.0056720296</text:p>
          </table:table-cell>
          <table:table-cell/>
          <table:table-cell office:value-type="float" office:value="8666066.8" calcext:value-type="float">
            <text:p>8666066.8</text:p>
          </table:table-cell>
          <table:table-cell office:value-type="float" office:value="49154.1875790863" calcext:value-type="float">
            <text:p>49154.1875790863</text:p>
          </table:table-cell>
          <table:table-cell office:value-type="float" office:value="0.00567202962006781" calcext:value-type="float">
            <text:p>0.005672029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098763" calcext:value-type="float">
            <text:p>909876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359502" calcext:value-type="float">
            <text:p>935950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261544" calcext:value-type="float">
            <text:p>926154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407033" calcext:value-type="float">
            <text:p>940703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206868" calcext:value-type="float">
            <text:p>9206868</text:p>
          </table:table-cell>
          <table:table-cell office:value-type="string" calcext:value-type="string">
            <text:p>us</text:p>
          </table:table-cell>
          <table:table-cell table:formula="of:=AVERAGE([.C442:.C450])" office:value-type="float" office:value="9266742" calcext:value-type="float">
            <text:p>9266742</text:p>
          </table:table-cell>
          <table:table-cell table:formula="of:=STDEVP([.C442:.C450])" office:value-type="float" office:value="109649.297126794" calcext:value-type="float">
            <text:p>109649.297126794</text:p>
          </table:table-cell>
          <table:table-cell table:formula="of:=[.F450]/[.E450]" office:value-type="float" office:value="0.0118325617705548" calcext:value-type="float">
            <text:p>0.0118325618</text:p>
          </table:table-cell>
          <table:table-cell/>
          <table:table-cell office:value-type="float" office:value="9266742" calcext:value-type="float">
            <text:p>9266742</text:p>
          </table:table-cell>
          <table:table-cell office:value-type="float" office:value="109649.297126794" calcext:value-type="float">
            <text:p>109649.297126794</text:p>
          </table:table-cell>
          <table:table-cell office:value-type="float" office:value="0.0118325617705548" calcext:value-type="float">
            <text:p>0.011832561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33217" calcext:value-type="float">
            <text:p>1013321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48424" calcext:value-type="float">
            <text:p>1014842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02481" calcext:value-type="float">
            <text:p>1010248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29611" calcext:value-type="float">
            <text:p>100296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31013" calcext:value-type="float">
            <text:p>10131013</text:p>
          </table:table-cell>
          <table:table-cell office:value-type="string" calcext:value-type="string">
            <text:p>us</text:p>
          </table:table-cell>
          <table:table-cell table:formula="of:=AVERAGE([.C452:.C460])" office:value-type="float" office:value="10108949.2" calcext:value-type="float">
            <text:p>10108949.2</text:p>
          </table:table-cell>
          <table:table-cell table:formula="of:=STDEVP([.C452:.C460])" office:value-type="float" office:value="42356.5456872961" calcext:value-type="float">
            <text:p>42356.5456872961</text:p>
          </table:table-cell>
          <table:table-cell table:formula="of:=[.F460]/[.E460]" office:value-type="float" office:value="0.00419000480161638" calcext:value-type="float">
            <text:p>0.0041900048</text:p>
          </table:table-cell>
          <table:table-cell/>
          <table:table-cell office:value-type="float" office:value="10108949.2" calcext:value-type="float">
            <text:p>10108949.2</text:p>
          </table:table-cell>
          <table:table-cell office:value-type="float" office:value="42356.5456872961" calcext:value-type="float">
            <text:p>42356.5456872961</text:p>
          </table:table-cell>
          <table:table-cell office:value-type="float" office:value="0.00419000480161638" calcext:value-type="float">
            <text:p>0.004190004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425032" calcext:value-type="float">
            <text:p>1042503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378459" calcext:value-type="float">
            <text:p>1037845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494810" calcext:value-type="float">
            <text:p>1049481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509406" calcext:value-type="float">
            <text:p>1050940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289090" calcext:value-type="float">
            <text:p>10289090</text:p>
          </table:table-cell>
          <table:table-cell office:value-type="string" calcext:value-type="string">
            <text:p>us</text:p>
          </table:table-cell>
          <table:table-cell table:formula="of:=AVERAGE([.C462:.C470])" office:value-type="float" office:value="10419359.4" calcext:value-type="float">
            <text:p>10419359.4</text:p>
          </table:table-cell>
          <table:table-cell table:formula="of:=STDEVP([.C462:.C470])" office:value-type="float" office:value="80593.2018214936" calcext:value-type="float">
            <text:p>80593.2018214936</text:p>
          </table:table-cell>
          <table:table-cell table:formula="of:=[.F470]/[.E470]" office:value-type="float" office:value="0.00773494787227453" calcext:value-type="float">
            <text:p>0.0077349479</text:p>
          </table:table-cell>
          <table:table-cell/>
          <table:table-cell office:value-type="float" office:value="10419359.4" calcext:value-type="float">
            <text:p>10419359.4</text:p>
          </table:table-cell>
          <table:table-cell office:value-type="float" office:value="80593.2018214936" calcext:value-type="float">
            <text:p>80593.2018214936</text:p>
          </table:table-cell>
          <table:table-cell office:value-type="float" office:value="0.00773494787227453" calcext:value-type="float">
            <text:p>0.007734947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137948" calcext:value-type="float">
            <text:p>813794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178939" calcext:value-type="float">
            <text:p>817893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90514" calcext:value-type="float">
            <text:p>799051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125611" calcext:value-type="float">
            <text:p>81256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837361" calcext:value-type="float">
            <text:p>7837361</text:p>
          </table:table-cell>
          <table:table-cell office:value-type="string" calcext:value-type="string">
            <text:p>us</text:p>
          </table:table-cell>
          <table:table-cell table:formula="of:=AVERAGE([.C472:.C480])" office:value-type="float" office:value="8054074.6" calcext:value-type="float">
            <text:p>8054074.6</text:p>
          </table:table-cell>
          <table:table-cell table:formula="of:=STDEVP([.C472:.C480])" office:value-type="float" office:value="125497.455302647" calcext:value-type="float">
            <text:p>125497.455302647</text:p>
          </table:table-cell>
          <table:table-cell table:formula="of:=[.F480]/[.E480]" office:value-type="float" office:value="0.0155818590633178" calcext:value-type="float">
            <text:p>0.0155818591</text:p>
          </table:table-cell>
          <table:table-cell/>
          <table:table-cell office:value-type="float" office:value="8054074.6" calcext:value-type="float">
            <text:p>8054074.6</text:p>
          </table:table-cell>
          <table:table-cell office:value-type="float" office:value="125497.455302647" calcext:value-type="float">
            <text:p>125497.455302647</text:p>
          </table:table-cell>
          <table:table-cell office:value-type="float" office:value="0.0155818590633178" calcext:value-type="float">
            <text:p>0.01558185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5061" calcext:value-type="float">
            <text:p>537506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6021" calcext:value-type="float">
            <text:p>537602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21562" calcext:value-type="float">
            <text:p>542156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4514" calcext:value-type="float">
            <text:p>537451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03076" calcext:value-type="float">
            <text:p>5403076</text:p>
          </table:table-cell>
          <table:table-cell office:value-type="string" calcext:value-type="string">
            <text:p>us</text:p>
          </table:table-cell>
          <table:table-cell table:formula="of:=AVERAGE([.C482:.C490])" office:value-type="float" office:value="5390046.8" calcext:value-type="float">
            <text:p>5390046.8</text:p>
          </table:table-cell>
          <table:table-cell table:formula="of:=STDEVP([.C482:.C490])" office:value-type="float" office:value="19107.7629606398" calcext:value-type="float">
            <text:p>19107.7629606398</text:p>
          </table:table-cell>
          <table:table-cell table:formula="of:=[.F490]/[.E490]" office:value-type="float" office:value="0.00354500872991304" calcext:value-type="float">
            <text:p>0.0035450087</text:p>
          </table:table-cell>
          <table:table-cell/>
          <table:table-cell office:value-type="float" office:value="5390046.8" calcext:value-type="float">
            <text:p>5390046.8</text:p>
          </table:table-cell>
          <table:table-cell office:value-type="float" office:value="19107.7629606398" calcext:value-type="float">
            <text:p>19107.7629606398</text:p>
          </table:table-cell>
          <table:table-cell office:value-type="float" office:value="0.00354500872991304" calcext:value-type="float">
            <text:p>0.00354500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56832" calcext:value-type="float">
            <text:p>465683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63949" calcext:value-type="float">
            <text:p>466394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50097" calcext:value-type="float">
            <text:p>465009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57389" calcext:value-type="float">
            <text:p>485738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8396" calcext:value-type="float">
            <text:p>4678396</text:p>
          </table:table-cell>
          <table:table-cell office:value-type="string" calcext:value-type="string">
            <text:p>us</text:p>
          </table:table-cell>
          <table:table-cell table:formula="of:=AVERAGE([.C492:.C500])" office:value-type="float" office:value="4701332.6" calcext:value-type="float">
            <text:p>4701332.6</text:p>
          </table:table-cell>
          <table:table-cell table:formula="of:=STDEVP([.C492:.C500])" office:value-type="float" office:value="78590.8534846136" calcext:value-type="float">
            <text:p>78590.8534846136</text:p>
          </table:table-cell>
          <table:table-cell table:formula="of:=[.F500]/[.E500]" office:value-type="float" office:value="0.0167167184650185" calcext:value-type="float">
            <text:p>0.0167167185</text:p>
          </table:table-cell>
          <table:table-cell/>
          <table:table-cell office:value-type="float" office:value="4701332.6" calcext:value-type="float">
            <text:p>4701332.6</text:p>
          </table:table-cell>
          <table:table-cell office:value-type="float" office:value="78590.8534846136" calcext:value-type="float">
            <text:p>78590.8534846136</text:p>
          </table:table-cell>
          <table:table-cell office:value-type="float" office:value="0.0167167184650185" calcext:value-type="float">
            <text:p>0.01671671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1801" calcext:value-type="float">
            <text:p>467180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68334" calcext:value-type="float">
            <text:p>466833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69079" calcext:value-type="float">
            <text:p>466907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3553" calcext:value-type="float">
            <text:p>467355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20230" calcext:value-type="float">
            <text:p>4720230</text:p>
          </table:table-cell>
          <table:table-cell office:value-type="string" calcext:value-type="string">
            <text:p>us</text:p>
          </table:table-cell>
          <table:table-cell table:formula="of:=AVERAGE([.C502:.C510])" office:value-type="float" office:value="4680599.4" calcext:value-type="float">
            <text:p>4680599.4</text:p>
          </table:table-cell>
          <table:table-cell table:formula="of:=STDEVP([.C502:.C510])" office:value-type="float" office:value="19903.8071996289" calcext:value-type="float">
            <text:p>19903.8071996289</text:p>
          </table:table-cell>
          <table:table-cell table:formula="of:=[.F510]/[.E510]" office:value-type="float" office:value="0.00425240562130331" calcext:value-type="float">
            <text:p>0.0042524056</text:p>
          </table:table-cell>
          <table:table-cell/>
          <table:table-cell office:value-type="float" office:value="4680599.4" calcext:value-type="float">
            <text:p>4680599.4</text:p>
          </table:table-cell>
          <table:table-cell office:value-type="float" office:value="19903.8071996289" calcext:value-type="float">
            <text:p>19903.8071996289</text:p>
          </table:table-cell>
          <table:table-cell office:value-type="float" office:value="0.00425240562130331" calcext:value-type="float">
            <text:p>0.00425240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8708" calcext:value-type="float">
            <text:p>506870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9846" calcext:value-type="float">
            <text:p>506984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48227" calcext:value-type="float">
            <text:p>504822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77030" calcext:value-type="float">
            <text:p>497703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39879" calcext:value-type="float">
            <text:p>5039879</text:p>
          </table:table-cell>
          <table:table-cell office:value-type="string" calcext:value-type="string">
            <text:p>us</text:p>
          </table:table-cell>
          <table:table-cell table:formula="of:=AVERAGE([.C512:.C520])" office:value-type="float" office:value="5040738" calcext:value-type="float">
            <text:p>5040738</text:p>
          </table:table-cell>
          <table:table-cell table:formula="of:=STDEVP([.C512:.C520])" office:value-type="float" office:value="33897.2825754514" calcext:value-type="float">
            <text:p>33897.2825754514</text:p>
          </table:table-cell>
          <table:table-cell table:formula="of:=[.F520]/[.E520]" office:value-type="float" office:value="0.00672466662132636" calcext:value-type="float">
            <text:p>0.0067246666</text:p>
          </table:table-cell>
          <table:table-cell/>
          <table:table-cell office:value-type="float" office:value="5040738" calcext:value-type="float">
            <text:p>5040738</text:p>
          </table:table-cell>
          <table:table-cell office:value-type="float" office:value="33897.2825754514" calcext:value-type="float">
            <text:p>33897.2825754514</text:p>
          </table:table-cell>
          <table:table-cell office:value-type="float" office:value="0.00672466662132636" calcext:value-type="float">
            <text:p>0.006724666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1253" calcext:value-type="float">
            <text:p>545125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19881" calcext:value-type="float">
            <text:p>541988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9212" calcext:value-type="float">
            <text:p>545921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7303" calcext:value-type="float">
            <text:p>545730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8298" calcext:value-type="float">
            <text:p>5388298</text:p>
          </table:table-cell>
          <table:table-cell office:value-type="string" calcext:value-type="string">
            <text:p>us</text:p>
          </table:table-cell>
          <table:table-cell table:formula="of:=AVERAGE([.C522:.C530])" office:value-type="float" office:value="5435189.4" calcext:value-type="float">
            <text:p>5435189.4</text:p>
          </table:table-cell>
          <table:table-cell table:formula="of:=STDEVP([.C522:.C530])" office:value-type="float" office:value="27412.7210075906" calcext:value-type="float">
            <text:p>27412.7210075906</text:p>
          </table:table-cell>
          <table:table-cell table:formula="of:=[.F530]/[.E530]" office:value-type="float" office:value="0.00504356315671182" calcext:value-type="float">
            <text:p>0.0050435632</text:p>
          </table:table-cell>
          <table:table-cell/>
          <table:table-cell office:value-type="float" office:value="5435189.4" calcext:value-type="float">
            <text:p>5435189.4</text:p>
          </table:table-cell>
          <table:table-cell office:value-type="float" office:value="27412.7210075906" calcext:value-type="float">
            <text:p>27412.7210075906</text:p>
          </table:table-cell>
          <table:table-cell office:value-type="float" office:value="0.00504356315671182" calcext:value-type="float">
            <text:p>0.005043563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74471" calcext:value-type="float">
            <text:p>627447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60940" calcext:value-type="float">
            <text:p>626094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28605" calcext:value-type="float">
            <text:p>622860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48316" calcext:value-type="float">
            <text:p>624831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52823" calcext:value-type="float">
            <text:p>6252823</text:p>
          </table:table-cell>
          <table:table-cell office:value-type="string" calcext:value-type="string">
            <text:p>us</text:p>
          </table:table-cell>
          <table:table-cell table:formula="of:=AVERAGE([.C532:.C540])" office:value-type="float" office:value="6253031" calcext:value-type="float">
            <text:p>6253031</text:p>
          </table:table-cell>
          <table:table-cell table:formula="of:=STDEVP([.C532:.C540])" office:value-type="float" office:value="15107.1496054021" calcext:value-type="float">
            <text:p>15107.1496054021</text:p>
          </table:table-cell>
          <table:table-cell table:formula="of:=[.F540]/[.E540]" office:value-type="float" office:value="0.00241597228694406" calcext:value-type="float">
            <text:p>0.0024159723</text:p>
          </table:table-cell>
          <table:table-cell/>
          <table:table-cell office:value-type="float" office:value="6253031" calcext:value-type="float">
            <text:p>6253031</text:p>
          </table:table-cell>
          <table:table-cell office:value-type="float" office:value="15107.1496054021" calcext:value-type="float">
            <text:p>15107.1496054021</text:p>
          </table:table-cell>
          <table:table-cell office:value-type="float" office:value="0.00241597228694406" calcext:value-type="float">
            <text:p>0.002415972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863421" calcext:value-type="float">
            <text:p>786342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06067" calcext:value-type="float">
            <text:p>790606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879498" calcext:value-type="float">
            <text:p>787949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39312" calcext:value-type="float">
            <text:p>793931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05855" calcext:value-type="float">
            <text:p>7905855</text:p>
          </table:table-cell>
          <table:table-cell office:value-type="string" calcext:value-type="string">
            <text:p>us</text:p>
          </table:table-cell>
          <table:table-cell table:formula="of:=AVERAGE([.C542:.C550])" office:value-type="float" office:value="7898830.6" calcext:value-type="float">
            <text:p>7898830.6</text:p>
          </table:table-cell>
          <table:table-cell table:formula="of:=STDEVP([.C542:.C550])" office:value-type="float" office:value="25953.9616290076" calcext:value-type="float">
            <text:p>25953.9616290076</text:p>
          </table:table-cell>
          <table:table-cell table:formula="of:=[.F550]/[.E550]" office:value-type="float" office:value="0.00328579797989434" calcext:value-type="float">
            <text:p>0.003285798</text:p>
          </table:table-cell>
          <table:table-cell/>
          <table:table-cell office:value-type="float" office:value="7898830.6" calcext:value-type="float">
            <text:p>7898830.6</text:p>
          </table:table-cell>
          <table:table-cell office:value-type="float" office:value="25953.9616290076" calcext:value-type="float">
            <text:p>25953.9616290076</text:p>
          </table:table-cell>
          <table:table-cell office:value-type="float" office:value="0.00328579797989434" calcext:value-type="float">
            <text:p>0.00328579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12653" calcext:value-type="float">
            <text:p>841265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213316" calcext:value-type="float">
            <text:p>821331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260956" calcext:value-type="float">
            <text:p>826095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24523" calcext:value-type="float">
            <text:p>832452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27602" calcext:value-type="float">
            <text:p>8327602</text:p>
          </table:table-cell>
          <table:table-cell office:value-type="string" calcext:value-type="string">
            <text:p>us</text:p>
          </table:table-cell>
          <table:table-cell table:formula="of:=AVERAGE([.C552:.C560])" office:value-type="float" office:value="8307810" calcext:value-type="float">
            <text:p>8307810</text:p>
          </table:table-cell>
          <table:table-cell table:formula="of:=STDEVP([.C552:.C560])" office:value-type="float" office:value="67509.2817825816" calcext:value-type="float">
            <text:p>67509.2817825816</text:p>
          </table:table-cell>
          <table:table-cell table:formula="of:=[.F560]/[.E560]" office:value-type="float" office:value="0.00812600213324349" calcext:value-type="float">
            <text:p>0.0081260021</text:p>
          </table:table-cell>
          <table:table-cell/>
          <table:table-cell office:value-type="float" office:value="8307810" calcext:value-type="float">
            <text:p>8307810</text:p>
          </table:table-cell>
          <table:table-cell office:value-type="float" office:value="67509.2817825816" calcext:value-type="float">
            <text:p>67509.2817825816</text:p>
          </table:table-cell>
          <table:table-cell office:value-type="float" office:value="0.00812600213324349" calcext:value-type="float">
            <text:p>0.008126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3390" calcext:value-type="float">
            <text:p>537339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5626" calcext:value-type="float">
            <text:p>536562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0087" calcext:value-type="float">
            <text:p>537008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9194" calcext:value-type="float">
            <text:p>536919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3953" calcext:value-type="float">
            <text:p>5383953</text:p>
          </table:table-cell>
          <table:table-cell office:value-type="string" calcext:value-type="string">
            <text:p>us</text:p>
          </table:table-cell>
          <table:table-cell table:formula="of:=AVERAGE([.C562:.C570])" office:value-type="float" office:value="5372450" calcext:value-type="float">
            <text:p>5372450</text:p>
          </table:table-cell>
          <table:table-cell table:formula="of:=STDEVP([.C562:.C570])" office:value-type="float" office:value="6260.26980249254" calcext:value-type="float">
            <text:p>6260.2698024925</text:p>
          </table:table-cell>
          <table:table-cell table:formula="of:=[.F570]/[.E570]" office:value-type="float" office:value="0.00116525417686392" calcext:value-type="float">
            <text:p>0.0011652542</text:p>
          </table:table-cell>
          <table:table-cell/>
          <table:table-cell office:value-type="float" office:value="5372450" calcext:value-type="float">
            <text:p>5372450</text:p>
          </table:table-cell>
          <table:table-cell office:value-type="float" office:value="6260.26980249254" calcext:value-type="float">
            <text:p>6260.2698024925</text:p>
          </table:table-cell>
          <table:table-cell office:value-type="float" office:value="0.00116525417686392" calcext:value-type="float">
            <text:p>0.00116525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31900" calcext:value-type="float">
            <text:p>493190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00133" calcext:value-type="float">
            <text:p>490013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09193" calcext:value-type="float">
            <text:p>490919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02584" calcext:value-type="float">
            <text:p>490258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27614" calcext:value-type="float">
            <text:p>4927614</text:p>
          </table:table-cell>
          <table:table-cell office:value-type="string" calcext:value-type="string">
            <text:p>us</text:p>
          </table:table-cell>
          <table:table-cell table:formula="of:=AVERAGE([.C572:.C580])" office:value-type="float" office:value="4914284.8" calcext:value-type="float">
            <text:p>4914284.8</text:p>
          </table:table-cell>
          <table:table-cell table:formula="of:=STDEVP([.C572:.C580])" office:value-type="float" office:value="13046.6197522577" calcext:value-type="float">
            <text:p>13046.6197522577</text:p>
          </table:table-cell>
          <table:table-cell table:formula="of:=[.F580]/[.E580]" office:value-type="float" office:value="0.00265483590862656" calcext:value-type="float">
            <text:p>0.0026548359</text:p>
          </table:table-cell>
          <table:table-cell/>
          <table:table-cell office:value-type="float" office:value="4914284.8" calcext:value-type="float">
            <text:p>4914284.8</text:p>
          </table:table-cell>
          <table:table-cell office:value-type="float" office:value="13046.6197522577" calcext:value-type="float">
            <text:p>13046.6197522577</text:p>
          </table:table-cell>
          <table:table-cell office:value-type="float" office:value="0.00265483590862656" calcext:value-type="float">
            <text:p>0.00265483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6120" calcext:value-type="float">
            <text:p>468612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05800" calcext:value-type="float">
            <text:p>470580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9197" calcext:value-type="float">
            <text:p>4689197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3078" calcext:value-type="float">
            <text:p>468307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5827" calcext:value-type="float">
            <text:p>4685827</text:p>
          </table:table-cell>
          <table:table-cell office:value-type="string" calcext:value-type="string">
            <text:p>us</text:p>
          </table:table-cell>
          <table:table-cell table:formula="of:=AVERAGE([.C582:.C590])" office:value-type="float" office:value="4690004.4" calcext:value-type="float">
            <text:p>4690004.4</text:p>
          </table:table-cell>
          <table:table-cell table:formula="of:=STDEVP([.C582:.C590])" office:value-type="float" office:value="8132.24600218168" calcext:value-type="float">
            <text:p>8132.2460021817</text:p>
          </table:table-cell>
          <table:table-cell table:formula="of:=[.F590]/[.E590]" office:value-type="float" office:value="0.00173395274473126" calcext:value-type="float">
            <text:p>0.0017339527</text:p>
          </table:table-cell>
          <table:table-cell/>
          <table:table-cell office:value-type="float" office:value="4690004.4" calcext:value-type="float">
            <text:p>4690004.4</text:p>
          </table:table-cell>
          <table:table-cell office:value-type="float" office:value="8132.24600218168" calcext:value-type="float">
            <text:p>8132.2460021817</text:p>
          </table:table-cell>
          <table:table-cell office:value-type="float" office:value="0.00173395274473126" calcext:value-type="float">
            <text:p>0.00173395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9794" calcext:value-type="float">
            <text:p>468979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30146" calcext:value-type="float">
            <text:p>4730146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90511" calcext:value-type="float">
            <text:p>46905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12205" calcext:value-type="float">
            <text:p>471220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5355" calcext:value-type="float">
            <text:p>4685355</text:p>
          </table:table-cell>
          <table:table-cell office:value-type="string" calcext:value-type="string">
            <text:p>us</text:p>
          </table:table-cell>
          <table:table-cell table:formula="of:=AVERAGE([.C592:.C600])" office:value-type="float" office:value="4701602.2" calcext:value-type="float">
            <text:p>4701602.2</text:p>
          </table:table-cell>
          <table:table-cell table:formula="of:=STDEVP([.C592:.C600])" office:value-type="float" office:value="17050.441042976" calcext:value-type="float">
            <text:p>17050.441042976</text:p>
          </table:table-cell>
          <table:table-cell table:formula="of:=[.F600]/[.E600]" office:value-type="float" office:value="0.00362651715684836" calcext:value-type="float">
            <text:p>0.0036265172</text:p>
          </table:table-cell>
          <table:table-cell/>
          <table:table-cell office:value-type="float" office:value="4701602.2" calcext:value-type="float">
            <text:p>4701602.2</text:p>
          </table:table-cell>
          <table:table-cell office:value-type="float" office:value="17050.441042976" calcext:value-type="float">
            <text:p>17050.441042976</text:p>
          </table:table-cell>
          <table:table-cell office:value-type="float" office:value="0.00362651715684836" calcext:value-type="float">
            <text:p>0.003626517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1414" calcext:value-type="float">
            <text:p>467141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2911" calcext:value-type="float">
            <text:p>4682911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58405" calcext:value-type="float">
            <text:p>465840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96352" calcext:value-type="float">
            <text:p>469635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8076" calcext:value-type="float">
            <text:p>4678076</text:p>
          </table:table-cell>
          <table:table-cell office:value-type="string" calcext:value-type="string">
            <text:p>us</text:p>
          </table:table-cell>
          <table:table-cell table:formula="of:=AVERAGE([.C602:.C610])" office:value-type="float" office:value="4677431.6" calcext:value-type="float">
            <text:p>4677431.6</text:p>
          </table:table-cell>
          <table:table-cell table:formula="of:=STDEVP([.C602:.C610])" office:value-type="float" office:value="12543.074816009" calcext:value-type="float">
            <text:p>12543.074816009</text:p>
          </table:table-cell>
          <table:table-cell table:formula="of:=[.F610]/[.E610]" office:value-type="float" office:value="0.00268161587141307" calcext:value-type="float">
            <text:p>0.0026816159</text:p>
          </table:table-cell>
          <table:table-cell/>
          <table:table-cell office:value-type="float" office:value="4677431.6" calcext:value-type="float">
            <text:p>4677431.6</text:p>
          </table:table-cell>
          <table:table-cell office:value-type="float" office:value="12543.074816009" calcext:value-type="float">
            <text:p>12543.074816009</text:p>
          </table:table-cell>
          <table:table-cell office:value-type="float" office:value="0.00268161587141307" calcext:value-type="float">
            <text:p>0.002681615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48938" calcext:value-type="float">
            <text:p>474893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8894" calcext:value-type="float">
            <text:p>475889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7092" calcext:value-type="float">
            <text:p>475709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27514" calcext:value-type="float">
            <text:p>472751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1213" calcext:value-type="float">
            <text:p>4751213</text:p>
          </table:table-cell>
          <table:table-cell office:value-type="string" calcext:value-type="string">
            <text:p>us</text:p>
          </table:table-cell>
          <table:table-cell table:formula="of:=AVERAGE([.C612:.C620])" office:value-type="float" office:value="4748730.2" calcext:value-type="float">
            <text:p>4748730.2</text:p>
          </table:table-cell>
          <table:table-cell table:formula="of:=STDEVP([.C612:.C620])" office:value-type="float" office:value="11221.0262347078" calcext:value-type="float">
            <text:p>11221.0262347078</text:p>
          </table:table-cell>
          <table:table-cell table:formula="of:=[.F620]/[.E620]" office:value-type="float" office:value="0.00236295299208782" calcext:value-type="float">
            <text:p>0.002362953</text:p>
          </table:table-cell>
          <table:table-cell/>
          <table:table-cell office:value-type="float" office:value="4748730.2" calcext:value-type="float">
            <text:p>4748730.2</text:p>
          </table:table-cell>
          <table:table-cell office:value-type="float" office:value="11221.0262347078" calcext:value-type="float">
            <text:p>11221.0262347078</text:p>
          </table:table-cell>
          <table:table-cell office:value-type="float" office:value="0.00236295299208782" calcext:value-type="float">
            <text:p>0.00236295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10110" calcext:value-type="float">
            <text:p>491011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90238" calcext:value-type="float">
            <text:p>4990238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23985" calcext:value-type="float">
            <text:p>492398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28543" calcext:value-type="float">
            <text:p>492854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49549" calcext:value-type="float">
            <text:p>4949549</text:p>
          </table:table-cell>
          <table:table-cell office:value-type="string" calcext:value-type="string">
            <text:p>us</text:p>
          </table:table-cell>
          <table:table-cell table:formula="of:=AVERAGE([.C622:.C630])" office:value-type="float" office:value="4940485" calcext:value-type="float">
            <text:p>4940485</text:p>
          </table:table-cell>
          <table:table-cell table:formula="of:=STDEVP([.C622:.C630])" office:value-type="float" office:value="27910.6398851764" calcext:value-type="float">
            <text:p>27910.6398851764</text:p>
          </table:table-cell>
          <table:table-cell table:formula="of:=[.F630]/[.E630]" office:value-type="float" office:value="0.00564937245739566" calcext:value-type="float">
            <text:p>0.0056493725</text:p>
          </table:table-cell>
          <table:table-cell/>
          <table:table-cell office:value-type="float" office:value="4940485" calcext:value-type="float">
            <text:p>4940485</text:p>
          </table:table-cell>
          <table:table-cell office:value-type="float" office:value="27910.6398851764" calcext:value-type="float">
            <text:p>27910.6398851764</text:p>
          </table:table-cell>
          <table:table-cell office:value-type="float" office:value="0.00564937245739566" calcext:value-type="float">
            <text:p>0.00564937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80204" calcext:value-type="float">
            <text:p>5080204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74190" calcext:value-type="float">
            <text:p>5074190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7709" calcext:value-type="float">
            <text:p>5067709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45933" calcext:value-type="float">
            <text:p>5145933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0178" calcext:value-type="float">
            <text:p>5020178</text:p>
          </table:table-cell>
          <table:table-cell office:value-type="string" calcext:value-type="string">
            <text:p>us</text:p>
          </table:table-cell>
          <table:table-cell table:formula="of:=AVERAGE([.C632:.C640])" office:value-type="float" office:value="5077642.8" calcext:value-type="float">
            <text:p>5077642.8</text:p>
          </table:table-cell>
          <table:table-cell table:formula="of:=STDEVP([.C632:.C640])" office:value-type="float" office:value="40206.7571704061" calcext:value-type="float">
            <text:p>40206.7571704061</text:p>
          </table:table-cell>
          <table:table-cell table:formula="of:=[.F640]/[.E640]" office:value-type="float" office:value="0.00791839023619505" calcext:value-type="float">
            <text:p>0.0079183902</text:p>
          </table:table-cell>
          <table:table-cell/>
          <table:table-cell office:value-type="float" office:value="5077642.8" calcext:value-type="float">
            <text:p>5077642.8</text:p>
          </table:table-cell>
          <table:table-cell office:value-type="float" office:value="40206.7571704061" calcext:value-type="float">
            <text:p>40206.7571704061</text:p>
          </table:table-cell>
          <table:table-cell office:value-type="float" office:value="0.00791839023619505" calcext:value-type="float">
            <text:p>0.0079183902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298in" svg:height="3.5453in" svg:x="0.6504in" svg:y="4.1618in">
            <draw:object draw:notify-on-update-of-ranges="Sheet2.A3:Sheet2.A3 Sheet2.A4:Sheet2.A11 Sheet2.B3:Sheet2.B3 Sheet2.B4:Sheet2.B11 Sheet2.C15:Sheet2.C22 Sheet2.C15:Sheet2.C22 Sheet2.F3:Sheet2.F3 Sheet2.F4:Sheet2.F11 Sheet2.J3:Sheet2.J3 Sheet2.J4:Sheet2.J11 Sheet2.N3:Sheet2.N3 Sheet2.N4:Sheet2.N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53in" svg:x="7.252in" svg:y="4.3083in">
            <draw:object draw:notify-on-update-of-ranges="Sheet2.A14:Sheet2.A14 Sheet2.A15:Sheet2.A22 Sheet2.B14:Sheet2.B14 Sheet2.B15:Sheet2.B22 Sheet2.F14:Sheet2.F14 Sheet2.F15:Sheet2.F22 Sheet2.J14:Sheet2.J14 Sheet2.J15:Sheet2.J22 Sheet2.N14:Sheet2.N14 Sheet2.N15:Sheet2.N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1 MB</text:p>
          </table:table-cell>
          <table:table-cell table:number-columns-repeated="3"/>
          <table:table-cell office:value-type="string" calcext:value-type="string">
            <text:p>10MB</text:p>
          </table:table-cell>
          <table:table-cell table:number-columns-repeated="3"/>
          <table:table-cell office:value-type="string" calcext:value-type="string">
            <text:p>100MB</text:p>
          </table:table-cell>
          <table:table-cell table:number-columns-repeated="3"/>
          <table:table-cell office:value-type="string" calcext:value-type="string">
            <text:p>1000M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7927.8" calcext:value-type="float">
            <text:p>5007927.8</text:p>
          </table:table-cell>
          <table:table-cell office:value-type="float" office:value="20678.6829213081" calcext:value-type="float">
            <text:p>20678.6829213081</text:p>
          </table:table-cell>
          <table:table-cell office:value-type="float" office:value="0.00412918950654762" calcext:value-type="float">
            <text:p>0.0041291895</text:p>
          </table:table-cell>
          <table:table-cell/>
          <table:table-cell office:value-type="float" office:value="5259960.2" calcext:value-type="float">
            <text:p>5259960.2</text:p>
          </table:table-cell>
          <table:table-cell office:value-type="float" office:value="100199.614612832" calcext:value-type="float">
            <text:p>100199.614612832</text:p>
          </table:table-cell>
          <table:table-cell office:value-type="float" office:value="0.0190495005290785" calcext:value-type="float">
            <text:p>0.0190495005</text:p>
          </table:table-cell>
          <table:table-cell/>
          <table:table-cell office:value-type="float" office:value="5383908.8" calcext:value-type="float">
            <text:p>5383908.8</text:p>
          </table:table-cell>
          <table:table-cell office:value-type="float" office:value="15673.7143192033" calcext:value-type="float">
            <text:p>15673.7143192033</text:p>
          </table:table-cell>
          <table:table-cell office:value-type="float" office:value="0.00291121467718832" calcext:value-type="float">
            <text:p>0.0029112147</text:p>
          </table:table-cell>
          <table:table-cell/>
          <table:table-cell office:value-type="float" office:value="5366755.2" calcext:value-type="float">
            <text:p>5366755.2</text:p>
          </table:table-cell>
          <table:table-cell office:value-type="float" office:value="14772.5892706729" calcext:value-type="float">
            <text:p>14772.5892706729</text:p>
          </table:table-cell>
          <table:table-cell office:value-type="float" office:value="0.00275261097630704" calcext:value-type="float">
            <text:p>0.002752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7426.2" calcext:value-type="float">
            <text:p>3607426.2</text:p>
          </table:table-cell>
          <table:table-cell office:value-type="float" office:value="1013785.67573968" calcext:value-type="float">
            <text:p>1013785.67573968</text:p>
          </table:table-cell>
          <table:table-cell office:value-type="float" office:value="0.281027419421548" calcext:value-type="float">
            <text:p>0.2810274194</text:p>
          </table:table-cell>
          <table:table-cell/>
          <table:table-cell office:value-type="float" office:value="2840777.2" calcext:value-type="float">
            <text:p>2840777.2</text:p>
          </table:table-cell>
          <table:table-cell office:value-type="float" office:value="8957.01270290492" calcext:value-type="float">
            <text:p>8957.0127029049</text:p>
          </table:table-cell>
          <table:table-cell office:value-type="float" office:value="0.00315301485202884" calcext:value-type="float">
            <text:p>0.0031530149</text:p>
          </table:table-cell>
          <table:table-cell/>
          <table:table-cell office:value-type="float" office:value="3733256.4" calcext:value-type="float">
            <text:p>3733256.4</text:p>
          </table:table-cell>
          <table:table-cell office:value-type="float" office:value="947737.451844043" calcext:value-type="float">
            <text:p>947737.451844043</text:p>
          </table:table-cell>
          <table:table-cell office:value-type="float" office:value="0.2538634774306" calcext:value-type="float">
            <text:p>0.2538634774</text:p>
          </table:table-cell>
          <table:table-cell/>
          <table:table-cell office:value-type="float" office:value="3462941.6" calcext:value-type="float">
            <text:p>3462941.6</text:p>
          </table:table-cell>
          <table:table-cell office:value-type="float" office:value="788276.461965115" calcext:value-type="float">
            <text:p>788276.461965115</text:p>
          </table:table-cell>
          <table:table-cell office:value-type="float" office:value="0.227632040333893" calcext:value-type="float">
            <text:p>0.2276320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1695.4" calcext:value-type="float">
            <text:p>1791695.4</text:p>
          </table:table-cell>
          <table:table-cell office:value-type="float" office:value="134355.911640091" calcext:value-type="float">
            <text:p>134355.911640091</text:p>
          </table:table-cell>
          <table:table-cell office:value-type="float" office:value="0.0749881434311274" calcext:value-type="float">
            <text:p>0.0749881434</text:p>
          </table:table-cell>
          <table:table-cell/>
          <table:table-cell office:value-type="float" office:value="1714305" calcext:value-type="float">
            <text:p>1714305</text:p>
          </table:table-cell>
          <table:table-cell office:value-type="float" office:value="127916.786737316" calcext:value-type="float">
            <text:p>127916.786737316</text:p>
          </table:table-cell>
          <table:table-cell office:value-type="float" office:value="0.0746172861522985" calcext:value-type="float">
            <text:p>0.0746172862</text:p>
          </table:table-cell>
          <table:table-cell/>
          <table:table-cell office:value-type="float" office:value="1676171.8" calcext:value-type="float">
            <text:p>1676171.8</text:p>
          </table:table-cell>
          <table:table-cell office:value-type="float" office:value="21406.6352180813" calcext:value-type="float">
            <text:p>21406.6352180813</text:p>
          </table:table-cell>
          <table:table-cell office:value-type="float" office:value="0.0127711462620248" calcext:value-type="float">
            <text:p>0.0127711463</text:p>
          </table:table-cell>
          <table:table-cell/>
          <table:table-cell office:value-type="float" office:value="1836628.4" calcext:value-type="float">
            <text:p>1836628.4</text:p>
          </table:table-cell>
          <table:table-cell office:value-type="float" office:value="7357.63517986588" calcext:value-type="float">
            <text:p>7357.6351798659</text:p>
          </table:table-cell>
          <table:table-cell office:value-type="float" office:value="0.00400605543280605" calcext:value-type="float">
            <text:p>0.0040060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5184.4" calcext:value-type="float">
            <text:p>1615184.4</text:p>
          </table:table-cell>
          <table:table-cell office:value-type="float" office:value="5053.11423183763" calcext:value-type="float">
            <text:p>5053.1142318376</text:p>
          </table:table-cell>
          <table:table-cell office:value-type="float" office:value="0.0031285060899781" calcext:value-type="float">
            <text:p>0.0031285061</text:p>
          </table:table-cell>
          <table:table-cell/>
          <table:table-cell office:value-type="float" office:value="1587497.8" calcext:value-type="float">
            <text:p>1587497.8</text:p>
          </table:table-cell>
          <table:table-cell office:value-type="float" office:value="2760.8179512601" calcext:value-type="float">
            <text:p>2760.8179512601</text:p>
          </table:table-cell>
          <table:table-cell office:value-type="float" office:value="0.0017391003321454" calcext:value-type="float">
            <text:p>0.0017391003</text:p>
          </table:table-cell>
          <table:table-cell/>
          <table:table-cell office:value-type="float" office:value="1562004" calcext:value-type="float">
            <text:p>1562004</text:p>
          </table:table-cell>
          <table:table-cell office:value-type="float" office:value="17546.240953549" calcext:value-type="float">
            <text:p>17546.240953549</text:p>
          </table:table-cell>
          <table:table-cell office:value-type="float" office:value="0.0112331600646023" calcext:value-type="float">
            <text:p>0.0112331601</text:p>
          </table:table-cell>
          <table:table-cell/>
          <table:table-cell office:value-type="float" office:value="1761324.8" calcext:value-type="float">
            <text:p>1761324.8</text:p>
          </table:table-cell>
          <table:table-cell office:value-type="float" office:value="24084.6787016144" calcext:value-type="float">
            <text:p>24084.6787016144</text:p>
          </table:table-cell>
          <table:table-cell office:value-type="float" office:value="0.0136741836040771" calcext:value-type="float">
            <text:p>0.0136741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6894.6" calcext:value-type="float">
            <text:p>1606894.6</text:p>
          </table:table-cell>
          <table:table-cell office:value-type="float" office:value="1495.61553883343" calcext:value-type="float">
            <text:p>1495.6155388334</text:p>
          </table:table-cell>
          <table:table-cell office:value-type="float" office:value="0.000930748997994906" calcext:value-type="float">
            <text:p>0.000930749</text:p>
          </table:table-cell>
          <table:table-cell/>
          <table:table-cell office:value-type="float" office:value="1589804.6" calcext:value-type="float">
            <text:p>1589804.6</text:p>
          </table:table-cell>
          <table:table-cell office:value-type="float" office:value="3514.10891123198" calcext:value-type="float">
            <text:p>3514.108911232</text:p>
          </table:table-cell>
          <table:table-cell office:value-type="float" office:value="0.00221040303395271" calcext:value-type="float">
            <text:p>0.002210403</text:p>
          </table:table-cell>
          <table:table-cell/>
          <table:table-cell office:value-type="float" office:value="1524967.4" calcext:value-type="float">
            <text:p>1524967.4</text:p>
          </table:table-cell>
          <table:table-cell office:value-type="float" office:value="13350.4018306566" calcext:value-type="float">
            <text:p>13350.4018306566</text:p>
          </table:table-cell>
          <table:table-cell office:value-type="float" office:value="0.00875454900259287" calcext:value-type="float">
            <text:p>0.008754549</text:p>
          </table:table-cell>
          <table:table-cell/>
          <table:table-cell office:value-type="float" office:value="1664081.2" calcext:value-type="float">
            <text:p>1664081.2</text:p>
          </table:table-cell>
          <table:table-cell office:value-type="float" office:value="28570.5335364953" calcext:value-type="float">
            <text:p>28570.5335364953</text:p>
          </table:table-cell>
          <table:table-cell office:value-type="float" office:value="0.0171689539768223" calcext:value-type="float">
            <text:p>0.017168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1520.2" calcext:value-type="float">
            <text:p>1631520.2</text:p>
          </table:table-cell>
          <table:table-cell office:value-type="float" office:value="4713.8437988546" calcext:value-type="float">
            <text:p>4713.8437988546</text:p>
          </table:table-cell>
          <table:table-cell office:value-type="float" office:value="0.00288923410133359" calcext:value-type="float">
            <text:p>0.0028892341</text:p>
          </table:table-cell>
          <table:table-cell/>
          <table:table-cell office:value-type="float" office:value="1584224.2" calcext:value-type="float">
            <text:p>1584224.2</text:p>
          </table:table-cell>
          <table:table-cell office:value-type="float" office:value="2645.71414933662" calcext:value-type="float">
            <text:p>2645.7141493366</text:p>
          </table:table-cell>
          <table:table-cell office:value-type="float" office:value="0.00167003770636544" calcext:value-type="float">
            <text:p>0.0016700377</text:p>
          </table:table-cell>
          <table:table-cell/>
          <table:table-cell office:value-type="float" office:value="1535858.4" calcext:value-type="float">
            <text:p>1535858.4</text:p>
          </table:table-cell>
          <table:table-cell office:value-type="float" office:value="8612.76268336705" calcext:value-type="float">
            <text:p>8612.7626833671</text:p>
          </table:table-cell>
          <table:table-cell office:value-type="float" office:value="0.00560778433960257" calcext:value-type="float">
            <text:p>0.0056077843</text:p>
          </table:table-cell>
          <table:table-cell/>
          <table:table-cell office:value-type="float" office:value="1658970.6" calcext:value-type="float">
            <text:p>1658970.6</text:p>
          </table:table-cell>
          <table:table-cell office:value-type="float" office:value="25181.8144747355" calcext:value-type="float">
            <text:p>25181.8144747355</text:p>
          </table:table-cell>
          <table:table-cell office:value-type="float" office:value="0.0151791806767013" calcext:value-type="float">
            <text:p>0.01517918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59969.2" calcext:value-type="float">
            <text:p>1659969.2</text:p>
          </table:table-cell>
          <table:table-cell office:value-type="float" office:value="5890.86483973279" calcext:value-type="float">
            <text:p>5890.8648397328</text:p>
          </table:table-cell>
          <table:table-cell office:value-type="float" office:value="0.00354877960370155" calcext:value-type="float">
            <text:p>0.0035487796</text:p>
          </table:table-cell>
          <table:table-cell/>
          <table:table-cell office:value-type="float" office:value="1587115" calcext:value-type="float">
            <text:p>1587115</text:p>
          </table:table-cell>
          <table:table-cell office:value-type="float" office:value="2753.71167699162" calcext:value-type="float">
            <text:p>2753.7116769916</text:p>
          </table:table-cell>
          <table:table-cell office:value-type="float" office:value="0.00173504231072835" calcext:value-type="float">
            <text:p>0.0017350423</text:p>
          </table:table-cell>
          <table:table-cell/>
          <table:table-cell office:value-type="float" office:value="1554963" calcext:value-type="float">
            <text:p>1554963</text:p>
          </table:table-cell>
          <table:table-cell office:value-type="float" office:value="8951.62204295959" calcext:value-type="float">
            <text:p>8951.6220429596</text:p>
          </table:table-cell>
          <table:table-cell office:value-type="float" office:value="0.00575680710277967" calcext:value-type="float">
            <text:p>0.0057568071</text:p>
          </table:table-cell>
          <table:table-cell/>
          <table:table-cell office:value-type="float" office:value="1666182" calcext:value-type="float">
            <text:p>1666182</text:p>
          </table:table-cell>
          <table:table-cell office:value-type="float" office:value="36846.9867207618" calcext:value-type="float">
            <text:p>36846.9867207618</text:p>
          </table:table-cell>
          <table:table-cell office:value-type="float" office:value="0.0221146229648153" calcext:value-type="float">
            <text:p>0.0221146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84471.6" calcext:value-type="float">
            <text:p>1684471.6</text:p>
          </table:table-cell>
          <table:table-cell office:value-type="float" office:value="1144.79283715439" calcext:value-type="float">
            <text:p>1144.7928371544</text:p>
          </table:table-cell>
          <table:table-cell office:value-type="float" office:value="0.000679615398178509" calcext:value-type="float">
            <text:p>0.0006796154</text:p>
          </table:table-cell>
          <table:table-cell/>
          <table:table-cell office:value-type="float" office:value="1609563.8" calcext:value-type="float">
            <text:p>1609563.8</text:p>
          </table:table-cell>
          <table:table-cell office:value-type="float" office:value="4817.53660702231" calcext:value-type="float">
            <text:p>4817.5366070223</text:p>
          </table:table-cell>
          <table:table-cell office:value-type="float" office:value="0.00299306967951336" calcext:value-type="float">
            <text:p>0.0029930697</text:p>
          </table:table-cell>
          <table:table-cell/>
          <table:table-cell office:value-type="float" office:value="1530799.2" calcext:value-type="float">
            <text:p>1530799.2</text:p>
          </table:table-cell>
          <table:table-cell office:value-type="float" office:value="16884.7703614826" calcext:value-type="float">
            <text:p>16884.7703614826</text:p>
          </table:table-cell>
          <table:table-cell office:value-type="float" office:value="0.011030036050112" calcext:value-type="float">
            <text:p>0.0110300361</text:p>
          </table:table-cell>
          <table:table-cell/>
          <table:table-cell office:value-type="float" office:value="1692741.8" calcext:value-type="float">
            <text:p>1692741.8</text:p>
          </table:table-cell>
          <table:table-cell office:value-type="float" office:value="58427.9771869607" calcext:value-type="float">
            <text:p>58427.9771869607</text:p>
          </table:table-cell>
          <table:table-cell office:value-type="float" office:value="0.0345167687044537" calcext:value-type="float">
            <text:p>0.034516768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1 MB</text:p>
          </table:table-cell>
          <table:table-cell table:number-columns-repeated="3"/>
          <table:table-cell office:value-type="string" calcext:value-type="string">
            <text:p>10MB</text:p>
          </table:table-cell>
          <table:table-cell table:number-columns-repeated="3"/>
          <table:table-cell office:value-type="string" calcext:value-type="string">
            <text:p>100MB</text:p>
          </table:table-cell>
          <table:table-cell table:number-columns-repeated="3"/>
          <table:table-cell office:value-type="string" calcext:value-type="string">
            <text:p>1000M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8751" calcext:value-type="float">
            <text:p>5028751</text:p>
          </table:table-cell>
          <table:table-cell office:value-type="float" office:value="20557.8366079702" calcext:value-type="float">
            <text:p>20557.8366079702</text:p>
          </table:table-cell>
          <table:table-cell office:value-type="float" office:value="0.00408806015807309" calcext:value-type="float">
            <text:p>0.0040880602</text:p>
          </table:table-cell>
          <table:table-cell/>
          <table:table-cell office:value-type="float" office:value="5194494.6" calcext:value-type="float">
            <text:p>5194494.6</text:p>
          </table:table-cell>
          <table:table-cell office:value-type="float" office:value="21154.2151128327" calcext:value-type="float">
            <text:p>21154.2151128327</text:p>
          </table:table-cell>
          <table:table-cell office:value-type="float" office:value="0.00407242989776767" calcext:value-type="float">
            <text:p>0.0040724299</text:p>
          </table:table-cell>
          <table:table-cell/>
          <table:table-cell office:value-type="float" office:value="5390046.8" calcext:value-type="float">
            <text:p>5390046.8</text:p>
          </table:table-cell>
          <table:table-cell office:value-type="float" office:value="19107.7629606398" calcext:value-type="float">
            <text:p>19107.7629606398</text:p>
          </table:table-cell>
          <table:table-cell office:value-type="float" office:value="0.00354500872991304" calcext:value-type="float">
            <text:p>0.0035450087</text:p>
          </table:table-cell>
          <table:table-cell/>
          <table:table-cell office:value-type="float" office:value="5372450" calcext:value-type="float">
            <text:p>5372450</text:p>
          </table:table-cell>
          <table:table-cell office:value-type="float" office:value="6260.26980249254" calcext:value-type="float">
            <text:p>6260.2698024925</text:p>
          </table:table-cell>
          <table:table-cell office:value-type="float" office:value="0.00116525417686392" calcext:value-type="float">
            <text:p>0.0011652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27592.2" calcext:value-type="float">
            <text:p>8427592.2</text:p>
          </table:table-cell>
          <table:table-cell office:value-type="float" office:value="29579.8439306228" calcext:value-type="float">
            <text:p>29579.8439306228</text:p>
          </table:table-cell>
          <table:table-cell office:value-type="float" office:value="0.00350988078547782" calcext:value-type="float">
            <text:p>0.0035098808</text:p>
          </table:table-cell>
          <table:table-cell/>
          <table:table-cell office:value-type="float" office:value="5433048.2" calcext:value-type="float">
            <text:p>5433048.2</text:p>
          </table:table-cell>
          <table:table-cell office:value-type="float" office:value="21529.6220812164" calcext:value-type="float">
            <text:p>21529.6220812164</text:p>
          </table:table-cell>
          <table:table-cell office:value-type="float" office:value="0.00396271508896541" calcext:value-type="float">
            <text:p>0.0039627151</text:p>
          </table:table-cell>
          <table:table-cell/>
          <table:table-cell office:value-type="float" office:value="4701332.6" calcext:value-type="float">
            <text:p>4701332.6</text:p>
          </table:table-cell>
          <table:table-cell office:value-type="float" office:value="78590.8534846136" calcext:value-type="float">
            <text:p>78590.8534846136</text:p>
          </table:table-cell>
          <table:table-cell office:value-type="float" office:value="0.0167167184650185" calcext:value-type="float">
            <text:p>0.0167167185</text:p>
          </table:table-cell>
          <table:table-cell/>
          <table:table-cell office:value-type="float" office:value="4914284.8" calcext:value-type="float">
            <text:p>4914284.8</text:p>
          </table:table-cell>
          <table:table-cell office:value-type="float" office:value="13046.6197522577" calcext:value-type="float">
            <text:p>13046.6197522577</text:p>
          </table:table-cell>
          <table:table-cell office:value-type="float" office:value="0.00265483590862656" calcext:value-type="float">
            <text:p>0.0026548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16254.4" calcext:value-type="float">
            <text:p>10516254.4</text:p>
          </table:table-cell>
          <table:table-cell office:value-type="float" office:value="220202.603226756" calcext:value-type="float">
            <text:p>220202.603226756</text:p>
          </table:table-cell>
          <table:table-cell office:value-type="float" office:value="0.020939261722953" calcext:value-type="float">
            <text:p>0.0209392617</text:p>
          </table:table-cell>
          <table:table-cell/>
          <table:table-cell office:value-type="float" office:value="6561712.4" calcext:value-type="float">
            <text:p>6561712.4</text:p>
          </table:table-cell>
          <table:table-cell office:value-type="float" office:value="23426.2767558142" calcext:value-type="float">
            <text:p>23426.2767558142</text:p>
          </table:table-cell>
          <table:table-cell office:value-type="float" office:value="0.00357014683481315" calcext:value-type="float">
            <text:p>0.0035701468</text:p>
          </table:table-cell>
          <table:table-cell/>
          <table:table-cell office:value-type="float" office:value="4680599.4" calcext:value-type="float">
            <text:p>4680599.4</text:p>
          </table:table-cell>
          <table:table-cell office:value-type="float" office:value="19903.8071996289" calcext:value-type="float">
            <text:p>19903.8071996289</text:p>
          </table:table-cell>
          <table:table-cell office:value-type="float" office:value="0.00425240562130331" calcext:value-type="float">
            <text:p>0.0042524056</text:p>
          </table:table-cell>
          <table:table-cell/>
          <table:table-cell office:value-type="float" office:value="4690004.4" calcext:value-type="float">
            <text:p>4690004.4</text:p>
          </table:table-cell>
          <table:table-cell office:value-type="float" office:value="8132.24600218168" calcext:value-type="float">
            <text:p>8132.2460021817</text:p>
          </table:table-cell>
          <table:table-cell office:value-type="float" office:value="0.00173395274473126" calcext:value-type="float">
            <text:p>0.0017339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33666.6" calcext:value-type="float">
            <text:p>10033666.6</text:p>
          </table:table-cell>
          <table:table-cell office:value-type="float" office:value="317271.885772818" calcext:value-type="float">
            <text:p>317271.885772818</text:p>
          </table:table-cell>
          <table:table-cell office:value-type="float" office:value="0.0316207323226006" calcext:value-type="float">
            <text:p>0.0316207323</text:p>
          </table:table-cell>
          <table:table-cell/>
          <table:table-cell office:value-type="float" office:value="8666066.8" calcext:value-type="float">
            <text:p>8666066.8</text:p>
          </table:table-cell>
          <table:table-cell office:value-type="float" office:value="49154.1875790863" calcext:value-type="float">
            <text:p>49154.1875790863</text:p>
          </table:table-cell>
          <table:table-cell office:value-type="float" office:value="0.00567202962006781" calcext:value-type="float">
            <text:p>0.0056720296</text:p>
          </table:table-cell>
          <table:table-cell/>
          <table:table-cell office:value-type="float" office:value="5040738" calcext:value-type="float">
            <text:p>5040738</text:p>
          </table:table-cell>
          <table:table-cell office:value-type="float" office:value="33897.2825754514" calcext:value-type="float">
            <text:p>33897.2825754514</text:p>
          </table:table-cell>
          <table:table-cell office:value-type="float" office:value="0.00672466662132636" calcext:value-type="float">
            <text:p>0.0067246666</text:p>
          </table:table-cell>
          <table:table-cell/>
          <table:table-cell office:value-type="float" office:value="4701602.2" calcext:value-type="float">
            <text:p>4701602.2</text:p>
          </table:table-cell>
          <table:table-cell office:value-type="float" office:value="17050.441042976" calcext:value-type="float">
            <text:p>17050.441042976</text:p>
          </table:table-cell>
          <table:table-cell office:value-type="float" office:value="0.00362651715684836" calcext:value-type="float">
            <text:p>0.0036265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78939.4" calcext:value-type="float">
            <text:p>8678939.4</text:p>
          </table:table-cell>
          <table:table-cell office:value-type="float" office:value="200706.213175975" calcext:value-type="float">
            <text:p>200706.213175975</text:p>
          </table:table-cell>
          <table:table-cell office:value-type="float" office:value="0.0231256613193975" calcext:value-type="float">
            <text:p>0.0231256613</text:p>
          </table:table-cell>
          <table:table-cell/>
          <table:table-cell office:value-type="float" office:value="9266742" calcext:value-type="float">
            <text:p>9266742</text:p>
          </table:table-cell>
          <table:table-cell office:value-type="float" office:value="109649.297126794" calcext:value-type="float">
            <text:p>109649.297126794</text:p>
          </table:table-cell>
          <table:table-cell office:value-type="float" office:value="0.0118325617705548" calcext:value-type="float">
            <text:p>0.0118325618</text:p>
          </table:table-cell>
          <table:table-cell/>
          <table:table-cell office:value-type="float" office:value="5435189.4" calcext:value-type="float">
            <text:p>5435189.4</text:p>
          </table:table-cell>
          <table:table-cell office:value-type="float" office:value="27412.7210075906" calcext:value-type="float">
            <text:p>27412.7210075906</text:p>
          </table:table-cell>
          <table:table-cell office:value-type="float" office:value="0.00504356315671182" calcext:value-type="float">
            <text:p>0.0050435632</text:p>
          </table:table-cell>
          <table:table-cell/>
          <table:table-cell office:value-type="float" office:value="4677431.6" calcext:value-type="float">
            <text:p>4677431.6</text:p>
          </table:table-cell>
          <table:table-cell office:value-type="float" office:value="12543.074816009" calcext:value-type="float">
            <text:p>12543.074816009</text:p>
          </table:table-cell>
          <table:table-cell office:value-type="float" office:value="0.00268161587141307" calcext:value-type="float">
            <text:p>0.0026816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41000" calcext:value-type="float">
            <text:p>9041000</text:p>
          </table:table-cell>
          <table:table-cell office:value-type="float" office:value="130017.265502702" calcext:value-type="float">
            <text:p>130017.265502702</text:p>
          </table:table-cell>
          <table:table-cell office:value-type="float" office:value="0.0143808500721935" calcext:value-type="float">
            <text:p>0.0143808501</text:p>
          </table:table-cell>
          <table:table-cell/>
          <table:table-cell office:value-type="float" office:value="10108949.2" calcext:value-type="float">
            <text:p>10108949.2</text:p>
          </table:table-cell>
          <table:table-cell office:value-type="float" office:value="42356.5456872961" calcext:value-type="float">
            <text:p>42356.5456872961</text:p>
          </table:table-cell>
          <table:table-cell office:value-type="float" office:value="0.00419000480161638" calcext:value-type="float">
            <text:p>0.0041900048</text:p>
          </table:table-cell>
          <table:table-cell/>
          <table:table-cell office:value-type="float" office:value="6253031" calcext:value-type="float">
            <text:p>6253031</text:p>
          </table:table-cell>
          <table:table-cell office:value-type="float" office:value="15107.1496054021" calcext:value-type="float">
            <text:p>15107.1496054021</text:p>
          </table:table-cell>
          <table:table-cell office:value-type="float" office:value="0.00241597228694406" calcext:value-type="float">
            <text:p>0.0024159723</text:p>
          </table:table-cell>
          <table:table-cell/>
          <table:table-cell office:value-type="float" office:value="4748730.2" calcext:value-type="float">
            <text:p>4748730.2</text:p>
          </table:table-cell>
          <table:table-cell office:value-type="float" office:value="11221.0262347078" calcext:value-type="float">
            <text:p>11221.0262347078</text:p>
          </table:table-cell>
          <table:table-cell office:value-type="float" office:value="0.00236295299208782" calcext:value-type="float">
            <text:p>0.002362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80524.2" calcext:value-type="float">
            <text:p>10080524.2</text:p>
          </table:table-cell>
          <table:table-cell office:value-type="float" office:value="63966.9517435371" calcext:value-type="float">
            <text:p>63966.9517435371</text:p>
          </table:table-cell>
          <table:table-cell office:value-type="float" office:value="0.00634559775607077" calcext:value-type="float">
            <text:p>0.0063455978</text:p>
          </table:table-cell>
          <table:table-cell/>
          <table:table-cell office:value-type="float" office:value="10419359.4" calcext:value-type="float">
            <text:p>10419359.4</text:p>
          </table:table-cell>
          <table:table-cell office:value-type="float" office:value="80593.2018214936" calcext:value-type="float">
            <text:p>80593.2018214936</text:p>
          </table:table-cell>
          <table:table-cell office:value-type="float" office:value="0.00773494787227453" calcext:value-type="float">
            <text:p>0.0077349479</text:p>
          </table:table-cell>
          <table:table-cell/>
          <table:table-cell office:value-type="float" office:value="7898830.6" calcext:value-type="float">
            <text:p>7898830.6</text:p>
          </table:table-cell>
          <table:table-cell office:value-type="float" office:value="25953.9616290076" calcext:value-type="float">
            <text:p>25953.9616290076</text:p>
          </table:table-cell>
          <table:table-cell office:value-type="float" office:value="0.00328579797989434" calcext:value-type="float">
            <text:p>0.003285798</text:p>
          </table:table-cell>
          <table:table-cell/>
          <table:table-cell office:value-type="float" office:value="4940485" calcext:value-type="float">
            <text:p>4940485</text:p>
          </table:table-cell>
          <table:table-cell office:value-type="float" office:value="27910.6398851764" calcext:value-type="float">
            <text:p>27910.6398851764</text:p>
          </table:table-cell>
          <table:table-cell office:value-type="float" office:value="0.00564937245739566" calcext:value-type="float">
            <text:p>0.00564937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75881" calcext:value-type="float">
            <text:p>10075881</text:p>
          </table:table-cell>
          <table:table-cell office:value-type="float" office:value="71227.6837781491" calcext:value-type="float">
            <text:p>71227.6837781491</text:p>
          </table:table-cell>
          <table:table-cell office:value-type="float" office:value="0.00706912713420782" calcext:value-type="float">
            <text:p>0.0070691271</text:p>
          </table:table-cell>
          <table:table-cell/>
          <table:table-cell office:value-type="float" office:value="8054074.6" calcext:value-type="float">
            <text:p>8054074.6</text:p>
          </table:table-cell>
          <table:table-cell office:value-type="float" office:value="125497.455302647" calcext:value-type="float">
            <text:p>125497.455302647</text:p>
          </table:table-cell>
          <table:table-cell office:value-type="float" office:value="0.0155818590633178" calcext:value-type="float">
            <text:p>0.0155818591</text:p>
          </table:table-cell>
          <table:table-cell/>
          <table:table-cell office:value-type="float" office:value="8307810" calcext:value-type="float">
            <text:p>8307810</text:p>
          </table:table-cell>
          <table:table-cell office:value-type="float" office:value="67509.2817825816" calcext:value-type="float">
            <text:p>67509.2817825816</text:p>
          </table:table-cell>
          <table:table-cell office:value-type="float" office:value="0.00812600213324349" calcext:value-type="float">
            <text:p>0.0081260021</text:p>
          </table:table-cell>
          <table:table-cell/>
          <table:table-cell office:value-type="float" office:value="5077642.8" calcext:value-type="float">
            <text:p>5077642.8</text:p>
          </table:table-cell>
          <table:table-cell office:value-type="float" office:value="40206.7571704061" calcext:value-type="float">
            <text:p>40206.7571704061</text:p>
          </table:table-cell>
          <table:table-cell office:value-type="float" office:value="0.00791839023619505" calcext:value-type="float">
            <text:p>0.0079183902</text:p>
          </table:table-cell>
        </table:table-row>
      </table:table>
      <table:named-expressions/>
      <table:database-ranges>
        <table:database-range table:name="__Anonymous_Sheet_DB__1" table:target-range-address="Sheet2.B2:Sheet2.D64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3T13:29:58.706124225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28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legend chart:legend-position="end" svg:x="13.165cm" svg:y="4.204cm" style:legend-expansion="high" chart:style-name="ch2"/>
        <chart:plot-area chart:style-name="ch3" table:cell-range-address="Sheet1.E10:Sheet1.E80" svg:x="0.32cm" svg:y="0.18cm" svg:width="12.525cm" svg:height="8.646cm">
          <chartooo:coordinate-region svg:x="1.867cm" svg:y="0.379cm" svg:width="10.978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0:Sheet1.E80" chart:class="chart:line">
            <chart:data-point chart:repeated="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7927.8">
                <text:p>5007927.8</text:p>
                <draw:g>
                  <svg:desc>Sheet1.E10:Sheet1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7426.2">
                <text:p>360742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91695.4">
                <text:p>1791695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5184.4">
                <text:p>1615184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6894.6">
                <text:p>1606894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31520.2">
                <text:p>163152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9969.2">
                <text:p>1659969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4471.6">
                <text:p>168447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2.C15:Sheet2.C22" chart:error-lower-range="Sheet2.C15:Sheet2.C22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2.C15:Sheet2.C22" chart:error-lower-range="Sheet2.C15:Sheet2.C22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84cm" svg:y="3.457cm" style:legend-expansion="high" chart:style-name="ch2"/>
        <chart:plot-area chart:style-name="ch3" table:cell-range-address="Sheet2.A3:Sheet2.B11 Sheet2.F3:Sheet2.F11 Sheet2.J3:Sheet2.J11 Sheet2.N3:Sheet2.N11" chart:data-source-has-labels="both" svg:x="0.319cm" svg:y="0.18cm" svg:width="12.746cm" svg:height="8.646cm">
          <chartooo:coordinate-region svg:x="1.866cm" svg:y="0.379cm" svg:width="10.919cm" svg:height="7.8cm"/>
          <chart:axis chart:dimension="x" chart:name="primary-x" chart:style-name="ch4" chartooo:axis-type="auto">
            <chartooo:date-scale/>
            <chart:categories table:cell-range-address="Sheet2.A4:Sheet2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11" chart:label-cell-address="Sheet2.B3:Sheet2.B3" chart:class="chart:line">
            <chart:error-indicator chart:style-name="ch7" chart:dimension="y"/>
            <chart:data-point chart:repeated="8"/>
          </chart:series>
          <chart:series chart:style-name="ch8" chart:values-cell-range-address="Sheet2.F4:Sheet2.F11" chart:label-cell-address="Sheet2.F3:Sheet2.F3" chart:class="chart:line">
            <chart:data-point chart:repeated="8"/>
          </chart:series>
          <chart:series chart:style-name="ch9" chart:values-cell-range-address="Sheet2.J4:Sheet2.J11" chart:label-cell-address="Sheet2.J3:Sheet2.J3" chart:class="chart:line">
            <chart:data-point chart:repeated="8"/>
          </chart:series>
          <chart:series chart:style-name="ch10" chart:values-cell-range-address="Sheet2.N4:Sheet2.N11" chart:label-cell-address="Sheet2.N3:Sheet2.N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B</text:p>
                <draw:g>
                  <svg:desc>Sheet2.B3:Sheet2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10MB</text:p>
                <draw:g>
                  <svg:desc>Sheet2.F3:Sheet2.F3</svg:desc>
                </draw:g>
              </table:table-cell>
              <table:table-cell office:value-type="string">
                <text:p>100MB</text:p>
                <draw:g>
                  <svg:desc>Sheet2.J3:Sheet2.J3</svg:desc>
                </draw:g>
              </table:table-cell>
              <table:table-cell office:value-type="string">
                <text:p>1000MB</text:p>
                <draw:g>
                  <svg:desc>Sheet2.N3:Sheet2.N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4:Sheet2.A11</svg:desc>
                </draw:g>
              </table:table-cell>
              <table:table-cell office:value-type="float" office:value="5007927.8">
                <text:p>5007927.8</text:p>
                <draw:g>
                  <svg:desc>Sheet2.B4:Sheet2.B11</svg:desc>
                </draw:g>
              </table:table-cell>
              <table:table-cell office:value-type="float" office:value="20557.8366079702">
                <text:p>20557.8366079702</text:p>
                <draw:g>
                  <svg:desc>Sheet2.C15:Sheet2.C22</svg:desc>
                </draw:g>
              </table:table-cell>
              <table:table-cell office:value-type="float" office:value="20557.8366079702">
                <text:p>20557.8366079702</text:p>
                <draw:g>
                  <svg:desc>Sheet2.C15:Sheet2.C22</svg:desc>
                </draw:g>
              </table:table-cell>
              <table:table-cell office:value-type="float" office:value="5259960.2">
                <text:p>5259960.2</text:p>
                <draw:g>
                  <svg:desc>Sheet2.F4:Sheet2.F11</svg:desc>
                </draw:g>
              </table:table-cell>
              <table:table-cell office:value-type="float" office:value="5383908.8">
                <text:p>5383908.8</text:p>
                <draw:g>
                  <svg:desc>Sheet2.J4:Sheet2.J11</svg:desc>
                </draw:g>
              </table:table-cell>
              <table:table-cell office:value-type="float" office:value="5366755.2">
                <text:p>5366755.2</text:p>
                <draw:g>
                  <svg:desc>Sheet2.N4:Sheet2.N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07426.2">
                <text:p>3607426.2</text:p>
              </table:table-cell>
              <table:table-cell office:value-type="float" office:value="29579.8439306228">
                <text:p>29579.8439306228</text:p>
              </table:table-cell>
              <table:table-cell office:value-type="float" office:value="29579.8439306228">
                <text:p>29579.8439306228</text:p>
              </table:table-cell>
              <table:table-cell office:value-type="float" office:value="2840777.2">
                <text:p>2840777.2</text:p>
              </table:table-cell>
              <table:table-cell office:value-type="float" office:value="3733256.4">
                <text:p>3733256.4</text:p>
              </table:table-cell>
              <table:table-cell office:value-type="float" office:value="3462941.6">
                <text:p>3462941.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91695.4">
                <text:p>1791695.4</text:p>
              </table:table-cell>
              <table:table-cell office:value-type="float" office:value="220202.603226756">
                <text:p>220202.603226756</text:p>
              </table:table-cell>
              <table:table-cell office:value-type="float" office:value="220202.603226756">
                <text:p>220202.603226756</text:p>
              </table:table-cell>
              <table:table-cell office:value-type="float" office:value="1714305">
                <text:p>1714305</text:p>
              </table:table-cell>
              <table:table-cell office:value-type="float" office:value="1676171.8">
                <text:p>1676171.8</text:p>
              </table:table-cell>
              <table:table-cell office:value-type="float" office:value="1836628.4">
                <text:p>1836628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5184.4">
                <text:p>1615184.4</text:p>
              </table:table-cell>
              <table:table-cell office:value-type="float" office:value="317271.885772818">
                <text:p>317271.885772818</text:p>
              </table:table-cell>
              <table:table-cell office:value-type="float" office:value="317271.885772818">
                <text:p>317271.885772818</text:p>
              </table:table-cell>
              <table:table-cell office:value-type="float" office:value="1587497.8">
                <text:p>1587497.8</text:p>
              </table:table-cell>
              <table:table-cell office:value-type="float" office:value="1562004">
                <text:p>1562004</text:p>
              </table:table-cell>
              <table:table-cell office:value-type="float" office:value="1761324.8">
                <text:p>1761324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06894.6">
                <text:p>1606894.6</text:p>
              </table:table-cell>
              <table:table-cell office:value-type="float" office:value="200706.213175975">
                <text:p>200706.213175975</text:p>
              </table:table-cell>
              <table:table-cell office:value-type="float" office:value="200706.213175975">
                <text:p>200706.213175975</text:p>
              </table:table-cell>
              <table:table-cell office:value-type="float" office:value="1589804.6">
                <text:p>1589804.6</text:p>
              </table:table-cell>
              <table:table-cell office:value-type="float" office:value="1524967.4">
                <text:p>1524967.4</text:p>
              </table:table-cell>
              <table:table-cell office:value-type="float" office:value="1664081.2">
                <text:p>1664081.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31520.2">
                <text:p>1631520.2</text:p>
              </table:table-cell>
              <table:table-cell office:value-type="float" office:value="130017.265502702">
                <text:p>130017.265502702</text:p>
              </table:table-cell>
              <table:table-cell office:value-type="float" office:value="130017.265502702">
                <text:p>130017.265502702</text:p>
              </table:table-cell>
              <table:table-cell office:value-type="float" office:value="1584224.2">
                <text:p>1584224.2</text:p>
              </table:table-cell>
              <table:table-cell office:value-type="float" office:value="1535858.4">
                <text:p>1535858.4</text:p>
              </table:table-cell>
              <table:table-cell office:value-type="float" office:value="1658970.6">
                <text:p>1658970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59969.2">
                <text:p>1659969.2</text:p>
              </table:table-cell>
              <table:table-cell office:value-type="float" office:value="63966.9517435371">
                <text:p>63966.9517435371</text:p>
              </table:table-cell>
              <table:table-cell office:value-type="float" office:value="63966.9517435371">
                <text:p>63966.9517435371</text:p>
              </table:table-cell>
              <table:table-cell office:value-type="float" office:value="1587115">
                <text:p>1587115</text:p>
              </table:table-cell>
              <table:table-cell office:value-type="float" office:value="1554963">
                <text:p>1554963</text:p>
              </table:table-cell>
              <table:table-cell office:value-type="float" office:value="1666182">
                <text:p>166618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84471.6">
                <text:p>1684471.6</text:p>
              </table:table-cell>
              <table:table-cell office:value-type="float" office:value="71227.6837781491">
                <text:p>71227.6837781491</text:p>
              </table:table-cell>
              <table:table-cell office:value-type="float" office:value="71227.6837781491">
                <text:p>71227.6837781491</text:p>
              </table:table-cell>
              <table:table-cell office:value-type="float" office:value="1609563.8">
                <text:p>1609563.8</text:p>
              </table:table-cell>
              <table:table-cell office:value-type="float" office:value="1530799.2">
                <text:p>1530799.2</text:p>
              </table:table-cell>
              <table:table-cell office:value-type="float" office:value="1692741.8">
                <text:p>169274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84cm" svg:y="3.457cm" style:legend-expansion="high" chart:style-name="ch2"/>
        <chart:plot-area chart:style-name="ch3" table:cell-range-address="Sheet2.A14:Sheet2.B22 Sheet2.F14:Sheet2.F22 Sheet2.J14:Sheet2.J22 Sheet2.N14:Sheet2.N22" chart:data-source-has-labels="both" svg:x="0.319cm" svg:y="0.18cm" svg:width="12.746cm" svg:height="8.646cm">
          <chartooo:coordinate-region svg:x="2.052cm" svg:y="0.379cm" svg:width="10.733cm" svg:height="7.8cm"/>
          <chart:axis chart:dimension="x" chart:name="primary-x" chart:style-name="ch4" chartooo:axis-type="auto">
            <chartooo:date-scale/>
            <chart:categories table:cell-range-address="Sheet2.A15:Sheet2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5:Sheet2.B22" chart:label-cell-address="Sheet2.B14:Sheet2.B14" chart:class="chart:line">
            <chart:data-point chart:repeated="8"/>
          </chart:series>
          <chart:series chart:style-name="ch7" chart:values-cell-range-address="Sheet2.F15:Sheet2.F22" chart:label-cell-address="Sheet2.F14:Sheet2.F14" chart:class="chart:line">
            <chart:data-point chart:repeated="8"/>
          </chart:series>
          <chart:series chart:style-name="ch8" chart:values-cell-range-address="Sheet2.J15:Sheet2.J22" chart:label-cell-address="Sheet2.J14:Sheet2.J14" chart:class="chart:line">
            <chart:data-point chart:repeated="8"/>
          </chart:series>
          <chart:series chart:style-name="ch9" chart:values-cell-range-address="Sheet2.N15:Sheet2.N22" chart:label-cell-address="Sheet2.N14:Sheet2.N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B</text:p>
                <draw:g>
                  <svg:desc>Sheet2.B14:Sheet2.B14</svg:desc>
                </draw:g>
              </table:table-cell>
              <table:table-cell office:value-type="string">
                <text:p>10MB</text:p>
                <draw:g>
                  <svg:desc>Sheet2.F14:Sheet2.F14</svg:desc>
                </draw:g>
              </table:table-cell>
              <table:table-cell office:value-type="string">
                <text:p>100MB</text:p>
                <draw:g>
                  <svg:desc>Sheet2.J14:Sheet2.J14</svg:desc>
                </draw:g>
              </table:table-cell>
              <table:table-cell office:value-type="string">
                <text:p>1000MB</text:p>
                <draw:g>
                  <svg:desc>Sheet2.N14:Sheet2.N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15:Sheet2.A22</svg:desc>
                </draw:g>
              </table:table-cell>
              <table:table-cell office:value-type="float" office:value="5028751">
                <text:p>5028751</text:p>
                <draw:g>
                  <svg:desc>Sheet2.B15:Sheet2.B22</svg:desc>
                </draw:g>
              </table:table-cell>
              <table:table-cell office:value-type="float" office:value="5194494.6">
                <text:p>5194494.6</text:p>
                <draw:g>
                  <svg:desc>Sheet2.F15:Sheet2.F22</svg:desc>
                </draw:g>
              </table:table-cell>
              <table:table-cell office:value-type="float" office:value="5390046.8">
                <text:p>5390046.8</text:p>
                <draw:g>
                  <svg:desc>Sheet2.J15:Sheet2.J22</svg:desc>
                </draw:g>
              </table:table-cell>
              <table:table-cell office:value-type="float" office:value="5372450">
                <text:p>5372450</text:p>
                <draw:g>
                  <svg:desc>Sheet2.N15:Sheet2.N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427592.2">
                <text:p>8427592.2</text:p>
              </table:table-cell>
              <table:table-cell office:value-type="float" office:value="5433048.2">
                <text:p>5433048.2</text:p>
              </table:table-cell>
              <table:table-cell office:value-type="float" office:value="4701332.6">
                <text:p>4701332.6</text:p>
              </table:table-cell>
              <table:table-cell office:value-type="float" office:value="4914284.8">
                <text:p>4914284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516254.4">
                <text:p>10516254.4</text:p>
              </table:table-cell>
              <table:table-cell office:value-type="float" office:value="6561712.4">
                <text:p>6561712.4</text:p>
              </table:table-cell>
              <table:table-cell office:value-type="float" office:value="4680599.4">
                <text:p>4680599.4</text:p>
              </table:table-cell>
              <table:table-cell office:value-type="float" office:value="4690004.4">
                <text:p>4690004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33666.6">
                <text:p>10033666.6</text:p>
              </table:table-cell>
              <table:table-cell office:value-type="float" office:value="8666066.8">
                <text:p>8666066.8</text:p>
              </table:table-cell>
              <table:table-cell office:value-type="float" office:value="5040738">
                <text:p>5040738</text:p>
              </table:table-cell>
              <table:table-cell office:value-type="float" office:value="4701602.2">
                <text:p>4701602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678939.4">
                <text:p>8678939.4</text:p>
              </table:table-cell>
              <table:table-cell office:value-type="float" office:value="9266742">
                <text:p>9266742</text:p>
              </table:table-cell>
              <table:table-cell office:value-type="float" office:value="5435189.4">
                <text:p>5435189.4</text:p>
              </table:table-cell>
              <table:table-cell office:value-type="float" office:value="4677431.6">
                <text:p>4677431.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041000">
                <text:p>9041000</text:p>
              </table:table-cell>
              <table:table-cell office:value-type="float" office:value="10108949.2">
                <text:p>10108949.2</text:p>
              </table:table-cell>
              <table:table-cell office:value-type="float" office:value="6253031">
                <text:p>6253031</text:p>
              </table:table-cell>
              <table:table-cell office:value-type="float" office:value="4748730.2">
                <text:p>4748730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080524.2">
                <text:p>10080524.2</text:p>
              </table:table-cell>
              <table:table-cell office:value-type="float" office:value="10419359.4">
                <text:p>10419359.4</text:p>
              </table:table-cell>
              <table:table-cell office:value-type="float" office:value="7898830.6">
                <text:p>7898830.6</text:p>
              </table:table-cell>
              <table:table-cell office:value-type="float" office:value="4940485">
                <text:p>49404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75881">
                <text:p>10075881</text:p>
              </table:table-cell>
              <table:table-cell office:value-type="float" office:value="8054074.6">
                <text:p>8054074.6</text:p>
              </table:table-cell>
              <table:table-cell office:value-type="float" office:value="8307810">
                <text:p>8307810</text:p>
              </table:table-cell>
              <table:table-cell office:value-type="float" office:value="5077642.8">
                <text:p>5077642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